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21.193cm" fo:margin-left="0cm" fo:margin-top="0cm" fo:margin-bottom="0cm" table:align="left" fo:background-color="#ffffff" style:writing-mode="lr-tb">
        <style:background-image/>
      </style:table-properties>
    </style:style>
    <style:style style:name="Tabla1.A" style:family="table-column">
      <style:table-column-properties style:column-width="4.6cm"/>
    </style:style>
    <style:style style:name="Tabla1.B" style:family="table-column">
      <style:table-column-properties style:column-width="16.591cm"/>
    </style:style>
    <style:style style:name="Tabla1.1" style:family="table-row">
      <style:table-row-properties fo:keep-together="auto"/>
    </style:style>
    <style:style style:name="Tabla1.A1" style:family="table-cell">
      <style:table-cell-properties style:vertical-align="bottom" fo:background-color="#ffffff" fo:padding="0.212cm" fo:border-left="0.75pt solid #dddddd" fo:border-right="0.75pt solid #dddddd" fo:border-top="none" fo:border-bottom="1.5pt solid #dddddd">
        <style:background-image/>
      </style:table-cell-properties>
    </style:style>
    <style:style style:name="Tabla1.A2" style:family="table-cell">
      <style:table-cell-properties fo:background-color="#f9f9f9" fo:padding="0.212cm" fo:border="0.75pt solid #dddddd">
        <style:background-image/>
      </style:table-cell-properties>
    </style:style>
    <style:style style:name="Tabla1.B2" style:family="table-cell">
      <style:table-cell-properties fo:background-color="#f9f9f9" fo:padding="0.212cm" fo:border="0.75pt solid #dddddd">
        <style:background-image/>
      </style:table-cell-properties>
    </style:style>
    <style:style style:name="Tabla1.A3" style:family="table-cell">
      <style:table-cell-properties fo:background-color="#ffffff" fo:padding="0.212cm" fo:border="0.75pt solid #dddddd">
        <style:background-image/>
      </style:table-cell-properties>
    </style:style>
    <style:style style:name="Tabla1.B3" style:family="table-cell">
      <style:table-cell-properties fo:background-color="#ffffff" fo:padding="0.212cm" fo:border="0.75pt solid #dddddd">
        <style:background-image/>
      </style:table-cell-properties>
    </style:style>
    <style:style style:name="Tabla1.A4" style:family="table-cell">
      <style:table-cell-properties fo:background-color="#f9f9f9" fo:padding="0.212cm" fo:border="0.75pt solid #dddddd">
        <style:background-image/>
      </style:table-cell-properties>
    </style:style>
    <style:style style:name="Tabla1.B4" style:family="table-cell">
      <style:table-cell-properties fo:background-color="#f9f9f9" fo:padding="0.212cm" fo:border="0.75pt solid #dddddd">
        <style:background-image/>
      </style:table-cell-properties>
    </style:style>
    <style:style style:name="P1" style:family="paragraph" style:parent-style-name="Heading_20_1" style:master-page-name="First_20_Page">
      <style:paragraph-properties style:page-number="auto"/>
    </style:style>
    <style:style style:name="P2" style:family="paragraph" style:parent-style-name="Heading_20_2">
      <style:text-properties fo:font-size="72pt" style:font-size-asian="72pt" style:font-size-complex="72pt"/>
    </style:style>
    <style:style style:name="P3" style:family="paragraph" style:parent-style-name="Heading_20_2">
      <style:paragraph-properties fo:margin-left="0cm" fo:margin-right="0cm" fo:text-indent="1.249cm" style:auto-text-indent="false"/>
    </style:style>
    <style:style style:name="P4" style:family="paragraph" style:parent-style-name="Heading_20_2">
      <style:paragraph-properties fo:break-before="page"/>
    </style:style>
    <style:style style:name="P5" style:family="paragraph" style:parent-style-name="List_20_Paragraph" style:list-style-name="WWNum2"/>
    <style:style style:name="P6" style:family="paragraph" style:parent-style-name="List_20_Paragraph">
      <style:text-properties style:text-position="super 58%"/>
    </style:style>
    <style:style style:name="P7" style:family="paragraph" style:parent-style-name="List_20_Paragraph" style:list-style-name="WWNum3"/>
    <style:style style:name="P8" style:family="paragraph" style:parent-style-name="List_20_Paragraph" style:list-style-name="WWNum4"/>
    <style:style style:name="P9" style:family="paragraph" style:parent-style-name="List_20_Paragraph">
      <style:text-properties style:font-name-complex="Courier New2"/>
    </style:style>
    <style:style style:name="P10" style:family="paragraph" style:parent-style-name="List_20_Paragraph">
      <style:paragraph-properties fo:margin-left="0.635cm" fo:margin-right="0cm" fo:text-indent="0cm" style:auto-text-indent="false"/>
    </style:style>
    <style:style style:name="P11" style:family="paragraph" style:parent-style-name="List_20_Paragraph">
      <style:paragraph-properties fo:margin-left="0.635cm" fo:margin-right="0cm" fo:text-indent="0cm" style:auto-text-indent="false"/>
      <style:text-properties style:text-position="super 58%"/>
    </style:style>
    <style:style style:name="P12" style:family="paragraph" style:parent-style-name="List_20_Paragraph">
      <style:paragraph-properties fo:margin-left="0.635cm" fo:margin-right="0cm" fo:text-indent="0cm" style:auto-text-indent="false" fo:break-before="page"/>
      <style:text-properties style:text-position="super 58%"/>
    </style:style>
    <style:style style:name="P13" style:family="paragraph" style:parent-style-name="Normal_20__28_Web_29_" style:list-style-name="WWNum1">
      <loext:graphic-properties draw:fill="solid" draw:fill-color="#ffffff"/>
      <style:paragraph-properties fo:margin-top="0cm" fo:margin-bottom="0.291cm" loext:contextual-spacing="false" fo:background-color="#ffffff"/>
    </style:style>
    <style:style style:name="P14" style:family="paragraph" style:parent-style-name="Normal_20__28_Web_29_">
      <loext:graphic-properties draw:fill="solid" draw:fill-color="#ffffff"/>
      <style:paragraph-properties fo:margin-top="0cm" fo:margin-bottom="0.291cm" loext:contextual-spacing="false" fo:background-color="#ffffff"/>
      <style:text-properties fo:color="#111111" style:font-name="Arial" style:font-name-complex="Arial1"/>
    </style:style>
    <style:style style:name="P15" style:family="paragraph" style:parent-style-name="Normal_20__28_Web_29_">
      <loext:graphic-properties draw:fill="solid" draw:fill-color="#ffffff"/>
      <style:paragraph-properties fo:margin-top="0cm" fo:margin-bottom="0.291cm" loext:contextual-spacing="false" fo:background-color="#ffffff"/>
      <style:text-properties fo:color="#111111" style:font-name="Courier New" style:font-name-complex="Courier New2"/>
    </style:style>
    <style:style style:name="P16" style:family="paragraph" style:parent-style-name="Normal_20__28_Web_29_">
      <loext:graphic-properties draw:fill="solid" draw:fill-color="#ffffff"/>
      <style:paragraph-properties fo:margin-top="0cm" fo:margin-bottom="0.291cm" loext:contextual-spacing="false" fo:background-color="#ffffff"/>
    </style:style>
    <style:style style:name="P17" style:family="paragraph" style:parent-style-name="Normal_20__28_Web_29_" style:list-style-name="WWNum1">
      <loext:graphic-properties draw:fill="solid" draw:fill-color="#ffffff"/>
      <style:paragraph-properties fo:margin-top="0cm" fo:margin-bottom="0cm" loext:contextual-spacing="false" fo:background-color="#ffffff"/>
    </style:style>
    <style:style style:name="P18" style:family="paragraph" style:parent-style-name="Normal_20__28_Web_29_">
      <loext:graphic-properties draw:fill="solid" draw:fill-color="#ffffff"/>
      <style:paragraph-properties fo:margin-left="1.27cm" fo:margin-right="0cm" fo:margin-top="0cm" fo:margin-bottom="0.291cm" loext:contextual-spacing="false" fo:text-indent="0cm" style:auto-text-indent="false" fo:background-color="#ffffff"/>
    </style:style>
    <style:style style:name="P19" style:family="paragraph" style:parent-style-name="HTML_20_Preformatted">
      <loext:graphic-properties draw:fill="solid" draw:fill-color="#eeeeee"/>
      <style:paragraph-properties fo:margin-left="1.249cm" fo:margin-right="0cm" fo:margin-top="0cm" fo:margin-bottom="0.291cm" loext:contextual-spacing="false" fo:text-indent="0cm" style:auto-text-indent="false" fo:background-color="#eeeeee"/>
    </style:style>
    <style:style style:name="P20" style:family="paragraph" style:parent-style-name="HTML_20_Preformatted">
      <loext:graphic-properties draw:fill="solid" draw:fill-color="#eeeeee"/>
      <style:paragraph-properties fo:margin-left="1.249cm" fo:margin-right="0cm" fo:margin-top="0cm" fo:margin-bottom="0.291cm" loext:contextual-spacing="false" fo:text-indent="0cm" style:auto-text-indent="false" fo:background-color="#eeeeee"/>
      <style:text-properties fo:color="#222222" style:font-name="Consolas" fo:font-size="11.5pt" style:font-size-asian="11.5pt" style:font-size-complex="11.5pt"/>
    </style:style>
    <style:style style:name="P21" style:family="paragraph" style:parent-style-name="HTML_20_Preformatted">
      <loext:graphic-properties draw:fill="solid" draw:fill-color="#eeeeee"/>
      <style:paragraph-properties fo:margin-top="0cm" fo:margin-bottom="0.291cm" loext:contextual-spacing="false" fo:background-color="#eeeeee"/>
    </style:style>
    <style:style style:name="P22" style:family="paragraph" style:parent-style-name="HTML_20_Preformatted">
      <loext:graphic-properties draw:fill="solid" draw:fill-color="#eeeeee"/>
      <style:paragraph-properties fo:margin-top="0cm" fo:margin-bottom="0.291cm" loext:contextual-spacing="false" fo:background-color="#eeeeee"/>
      <style:text-properties fo:color="#222222" style:font-name="Consolas" fo:font-size="11.5pt" style:font-size-asian="11.5pt" style:font-size-complex="11.5pt"/>
    </style:style>
    <style:style style:name="P23" style:family="paragraph" style:parent-style-name="HTML_20_Preformatted">
      <loext:graphic-properties draw:fill="solid" draw:fill-color="#eeeeee"/>
      <style:paragraph-properties fo:margin-top="0cm" fo:margin-bottom="0.291cm" loext:contextual-spacing="false" fo:break-before="page" fo:background-color="#eeeeee"/>
    </style:style>
    <style:style style:name="P24" style:family="paragraph" style:parent-style-name="HTML_20_Preformatted">
      <loext:graphic-properties draw:fill="solid" draw:fill-color="#eeeeee"/>
      <style:paragraph-properties fo:margin-left="0.635cm" fo:margin-right="0cm" fo:margin-top="0cm" fo:margin-bottom="0.291cm" loext:contextual-spacing="false" fo:text-indent="0cm" style:auto-text-indent="false" fo:background-color="#eeeeee"/>
    </style:style>
    <style:style style:name="P25" style:family="paragraph" style:parent-style-name="Standard">
      <style:text-properties style:font-name-complex="Courier New2"/>
    </style:style>
    <style:style style:name="P26" style:family="paragraph" style:parent-style-name="Standard">
      <style:text-properties style:text-position="super 58%"/>
    </style:style>
    <style:style style:name="P27" style:family="paragraph" style:parent-style-name="Standard">
      <style:paragraph-properties fo:text-align="start" style:justify-single-word="false"/>
      <style:text-properties style:text-position="super 58%"/>
    </style:style>
    <style:style style:name="P28" style:family="paragraph" style:parent-style-name="Standard">
      <style:text-properties fo:font-size="12pt" style:font-size-asian="12pt" style:font-name-complex="Courier New2" style:font-size-complex="12pt"/>
    </style:style>
    <style:style style:name="P29" style:family="paragraph" style:parent-style-name="Standard">
      <style:paragraph-properties fo:text-align="start" style:justify-single-word="false"/>
      <style:text-properties fo:font-size="12pt" style:font-size-asian="12pt" style:font-name-complex="Courier New2" style:font-size-complex="12pt"/>
    </style:style>
    <style:style style:name="P30" style:family="paragraph" style:parent-style-name="Standard">
      <style:paragraph-properties fo:text-align="start" style:justify-single-word="false"/>
    </style:style>
    <style:style style:name="P31" style:family="paragraph" style:parent-style-name="Standard">
      <style:text-properties style:language-asian="es" style:country-asian="CL"/>
    </style:style>
    <style:style style:name="P32" style:family="paragraph" style:parent-style-name="Standard">
      <loext:graphic-properties draw:fill="solid" draw:fill-color="#eeeeee"/>
      <style:paragraph-properties fo:margin-top="0cm" fo:margin-bottom="0.291cm" loext:contextual-spacing="false" fo:line-height="100%" fo:text-align="start" style:justify-single-word="false"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3" style:family="paragraph" style:parent-style-name="Standard">
      <loext:graphic-properties draw:fill="solid" draw:fill-color="#eeeeee"/>
      <style:paragraph-properties fo:margin-top="0cm" fo:margin-bottom="0.291cm" loext:contextual-spacing="false" fo:line-height="100%" fo:text-align="start" style:justify-single-word="false"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222" style:font-name="Consolas" fo:font-size="11.5pt" style:font-name-asian="Times New Roman1" style:font-size-asian="11.5pt" style:language-asian="es" style:country-asian="CL" style:font-name-complex="Courier New2" style:font-size-complex="11.5pt"/>
    </style:style>
    <style:style style:name="P34" style:family="paragraph" style:parent-style-name="Standard">
      <style:paragraph-properties fo:margin-left="1.249cm" fo:margin-right="0cm" fo:text-indent="0cm" style:auto-text-indent="false"/>
    </style:style>
    <style:style style:name="P35" style:family="paragraph" style:parent-style-name="Standard">
      <style:paragraph-properties fo:margin-top="0cm" fo:margin-bottom="0cm" loext:contextual-spacing="false"/>
    </style:style>
    <style:style style:name="P36" style:family="paragraph" style:parent-style-name="Standard">
      <style:paragraph-properties fo:margin-top="0cm" fo:margin-bottom="0cm" loext:contextual-spacing="false"/>
      <style:text-properties fo:color="#ffffff" fo:background-color="#333333" style:font-name-complex="Courier New2"/>
    </style:style>
    <style:style style:name="P37" style:family="paragraph" style:parent-style-name="Standard">
      <style:paragraph-properties fo:margin-top="0cm" fo:margin-bottom="0cm" loext:contextual-spacing="false"/>
      <style:text-properties style:font-name-complex="Courier New2"/>
    </style:style>
    <style:style style:name="P38" style:family="paragraph" style:parent-style-name="Standard">
      <style:paragraph-properties fo:margin-top="0cm" fo:margin-bottom="0cm" loext:contextual-spacing="false" fo:break-before="page"/>
    </style:style>
    <style:style style:name="P39" style:family="paragraph" style:parent-style-name="Standard">
      <style:paragraph-properties fo:break-before="page"/>
    </style:style>
    <style:style style:name="P40" style:family="paragraph" style:parent-style-name="Standard">
      <style:paragraph-properties fo:break-before="page"/>
      <style:text-properties fo:font-size="12pt" style:font-size-asian="12pt" style:font-name-complex="Courier New2" style:font-size-complex="12pt"/>
    </style:style>
    <style:style style:name="P41" style:family="paragraph" style:parent-style-name="Standard">
      <style:paragraph-properties fo:margin-top="0cm" fo:margin-bottom="0.582cm" loext:contextual-spacing="false" fo:line-height="100%" fo:text-align="start" style:justify-single-word="false"/>
    </style:style>
    <style:style style:name="P42" style:family="paragraph" style:parent-style-name="Standard" style:list-style-name="WWNum5">
      <loext:graphic-properties draw:fill="solid" draw:fill-color="#ffffff"/>
      <style:paragraph-properties fo:margin-top="0.494cm" fo:margin-bottom="0cm" loext:contextual-spacing="false" fo:line-height="100%" fo:text-align="start" style:justify-single-word="false" fo:background-color="#ffffff"/>
    </style:style>
    <style:style style:name="P43" style:family="paragraph" style:parent-style-name="Standard" style:list-style-name="WWNum5">
      <loext:graphic-properties draw:fill="solid" draw:fill-color="#ffffff"/>
      <style:paragraph-properties fo:margin-top="0cm" fo:margin-bottom="0.494cm" loext:contextual-spacing="false" fo:line-height="100%" fo:text-align="start" style:justify-single-word="false" fo:background-color="#ffffff"/>
    </style:style>
    <style:style style:name="T1" style:family="text">
      <style:text-properties fo:font-size="72pt" style:font-size-asian="72pt" style:font-size-complex="72pt"/>
    </style:style>
    <style:style style:name="T2" style:family="text">
      <style:text-properties fo:background-color="#ffffff" loext:char-shading-value="0"/>
    </style:style>
    <style:style style:name="T3" style:family="text">
      <style:text-properties fo:color="#999999" style:font-name="Consolas" fo:font-size="11.5pt" style:font-name-asian="Times New Roman1" style:font-size-asian="11.5pt" style:language-asian="es" style:country-asian="CL" style:font-name-complex="Courier New2" style:font-size-complex="11.5pt"/>
    </style:style>
    <style:style style:name="T4" style:family="text">
      <style:text-properties fo:color="#999999" style:font-name="Consolas" fo:font-size="11.5pt" style:font-size-asian="11.5pt" style:font-size-complex="11.5pt"/>
    </style:style>
    <style:style style:name="T5" style:family="text">
      <style:text-properties fo:color="#222222" style:font-name="Consolas" fo:font-size="11.5pt" style:font-name-asian="Times New Roman1" style:font-size-asian="11.5pt" style:language-asian="es" style:country-asian="CL" style:font-name-complex="Courier New2" style:font-size-complex="11.5pt"/>
    </style:style>
    <style:style style:name="T6" style:family="text">
      <style:text-properties fo:color="#222222" style:font-name="Consolas" fo:font-size="11.5pt" style:font-size-asian="11.5pt" style:font-size-complex="11.5pt"/>
    </style:style>
    <style:style style:name="T7" style:family="text">
      <style:text-properties fo:color="#222222" style:font-name="Consolas" fo:font-size="11.5pt" fo:background-color="#fffde7" loext:char-shading-value="0" style:font-name-asian="Times New Roman1" style:font-size-asian="11.5pt" style:language-asian="es" style:country-asian="CL" style:font-name-complex="Courier New2" style:font-size-complex="11.5pt"/>
    </style:style>
    <style:style style:name="T8" style:family="text">
      <style:text-properties fo:color="#222222" style:font-name="Consolas" fo:font-size="11.5pt" fo:background-color="#fffde7" loext:char-shading-value="0" style:font-size-asian="11.5pt" style:font-size-complex="11.5pt"/>
    </style:style>
    <style:style style:name="T9" style:family="text">
      <style:text-properties fo:color="#660066" style:font-name="Consolas" fo:font-size="11.5pt" style:font-name-asian="Times New Roman1" style:font-size-asian="11.5pt" style:language-asian="es" style:country-asian="CL" style:font-name-complex="Courier New2" style:font-size-complex="11.5pt"/>
    </style:style>
    <style:style style:name="T10" style:family="text">
      <style:text-properties fo:color="#660066" style:font-name="Consolas" fo:font-size="11.5pt" style:font-size-asian="11.5pt" style:font-size-complex="11.5pt"/>
    </style:style>
    <style:style style:name="T11" style:family="text">
      <style:text-properties fo:color="#1b87c9" style:font-name="Consolas" fo:font-size="11.5pt" style:font-name-asian="Times New Roman1" style:font-size-asian="11.5pt" style:language-asian="es" style:country-asian="CL" style:font-name-complex="Courier New2" style:font-size-complex="11.5pt"/>
    </style:style>
    <style:style style:name="T12" style:family="text">
      <style:text-properties fo:color="#1b87c9" style:font-name="Consolas" fo:font-size="11.5pt" style:font-size-asian="11.5pt" style:font-size-complex="11.5pt"/>
    </style:style>
    <style:style style:name="T13" style:family="text">
      <style:text-properties fo:color="#1b87c9" style:font-name="Consolas" fo:font-size="11.5pt" style:font-size-asian="11.5pt" style:font-name-complex="Courier New2" style:font-size-complex="11.5pt"/>
    </style:style>
    <style:style style:name="T14" style:family="text">
      <style:text-properties fo:color="#1fbaac" style:font-name="Consolas" fo:font-size="11.5pt" style:font-name-asian="Times New Roman1" style:font-size-asian="11.5pt" style:language-asian="es" style:country-asian="CL" style:font-name-complex="Courier New2" style:font-size-complex="11.5pt"/>
    </style:style>
    <style:style style:name="T15" style:family="text">
      <style:text-properties fo:color="#1fbaac" style:font-name="Consolas" fo:font-size="11.5pt" style:font-size-asian="11.5pt" style:font-size-complex="11.5pt"/>
    </style:style>
    <style:style style:name="T16" style:family="text">
      <style:text-properties fo:color="#1fbaac" style:font-name="Consolas" fo:font-size="11.5pt" fo:background-color="#fffde7" loext:char-shading-value="0" style:font-size-asian="11.5pt" style:font-size-complex="11.5pt"/>
    </style:style>
    <style:style style:name="T17" style:family="text">
      <style:text-properties fo:color="#006666" style:font-name="Consolas" fo:font-size="11.5pt" style:font-name-asian="Times New Roman1" style:font-size-asian="11.5pt" style:language-asian="es" style:country-asian="CL" style:font-name-complex="Courier New2" style:font-size-complex="11.5pt"/>
    </style:style>
    <style:style style:name="T18" style:family="text">
      <style:text-properties fo:color="#006666" style:font-name="Consolas" fo:font-size="11.5pt" style:font-size-asian="11.5pt" style:font-size-complex="11.5pt"/>
    </style:style>
    <style:style style:name="T19" style:family="text">
      <style:text-properties fo:color="#111111" style:font-name="Courier New" fo:font-size="11pt" style:font-size-asian="11pt" style:font-name-complex="Courier New2" style:font-size-complex="11pt"/>
    </style:style>
    <style:style style:name="T20" style:family="text">
      <style:text-properties fo:color="#111111" style:font-name="Courier New" fo:font-size="11pt" style:font-name-asian="F" style:font-size-asian="11pt" style:font-name-complex="Courier New2" style:font-size-complex="11pt"/>
    </style:style>
    <style:style style:name="T21" style:family="text">
      <style:text-properties fo:color="#111111" style:font-name="Courier New" style:font-name-complex="Courier New2"/>
    </style:style>
    <style:style style:name="T22" style:family="text">
      <style:text-properties fo:color="#111111" style:font-name="Arial" fo:background-color="#ffffff" loext:char-shading-value="0" style:font-name-complex="Arial1"/>
    </style:style>
    <style:style style:name="T23" style:family="text">
      <style:text-properties fo:color="#111111" style:font-name="Arial" style:font-name-complex="Arial1"/>
    </style:style>
    <style:style style:name="T24" style:family="text">
      <style:text-properties fo:color="#111111" style:font-name="Arial" fo:font-size="12pt" fo:font-weight="bold" style:font-name-asian="Times New Roman1" style:font-size-asian="12pt" style:language-asian="es" style:country-asian="CL" style:font-weight-asian="bold" style:font-name-complex="Arial1" style:font-size-complex="12pt" style:font-weight-complex="bold"/>
    </style:style>
    <style:style style:name="T25" style:family="text">
      <style:text-properties fo:color="#111111" style:font-name="Arial" fo:font-size="12pt" style:font-name-asian="Times New Roman1" style:font-size-asian="12pt" style:language-asian="es" style:country-asian="CL" style:font-name-complex="Arial1" style:font-size-complex="12pt"/>
    </style:style>
    <style:style style:name="T26" style:family="text">
      <style:text-properties fo:color="#111111" style:font-name="Arial" fo:font-size="16pt" style:font-size-asian="16pt" style:font-name-complex="Arial1" style:font-size-complex="16pt"/>
    </style:style>
    <style:style style:name="T27" style:family="text">
      <style:text-properties fo:color="#111111" style:font-name="Arial" fo:font-weight="normal" style:font-weight-asian="normal" style:font-name-complex="Arial1" style:font-weight-complex="normal"/>
    </style:style>
    <style:style style:name="T28" style:family="text">
      <style:text-properties fo:color="#111111" style:font-name="Segoe UI Symbol" fo:background-color="#ffffff" loext:char-shading-value="0" style:font-name-complex="Segoe UI Symbol1"/>
    </style:style>
    <style:style style:name="T29" style:family="text">
      <style:text-properties fo:color="#111111" fo:background-color="#ffffff" loext:char-shading-value="0" style:font-name-complex="Courier New2"/>
    </style:style>
    <style:style style:name="T30" style:family="text">
      <style:text-properties fo:color="#111111"/>
    </style:style>
    <style:style style:name="T31" style:family="text">
      <style:text-properties fo:color="#0070c0" style:font-name="Courier New" fo:font-size="11pt" style:font-size-asian="11pt" style:font-name-complex="Courier New2" style:font-size-complex="11pt"/>
    </style:style>
    <style:style style:name="T32" style:family="text">
      <style:text-properties style:text-position="super 58%"/>
    </style:style>
    <style:style style:name="T33" style:family="text">
      <style:text-properties fo:color="#008f83" style:font-name="Consolas" fo:font-size="11pt" fo:background-color="#ffffff" loext:char-shading-value="0" style:font-name-asian="F" style:font-size-asian="11pt" style:font-size-complex="11pt"/>
    </style:style>
    <style:style style:name="T34" style:family="text">
      <style:text-properties fo:color="#008f83" style:font-name="Consolas" style:font-name-asian="Times New Roman1" style:language-asian="es" style:country-asian="CL" style:font-name-complex="Courier New2"/>
    </style:style>
    <style:style style:name="T35" style:family="text">
      <style:text-properties style:font-name-complex="Courier New2"/>
    </style:style>
    <style:style style:name="T36" style:family="text">
      <style:text-properties fo:font-size="12pt" style:font-size-asian="12pt" style:font-name-complex="Courier New2" style:font-size-complex="12pt"/>
    </style:style>
    <style:style style:name="T37" style:family="text">
      <style:text-properties fo:color="#ffffff" fo:background-color="#333333" loext:char-shading-value="0" style:font-name-complex="Courier New2"/>
    </style:style>
    <style:style style:name="T38" style:family="text">
      <style:text-properties fo:color="#ff0000"/>
    </style:style>
    <style:style style:name="T39" style:family="text">
      <style:text-properties fo:color="#1155cc" style:font-name="Arial" fo:font-weight="bold" style:font-weight-asian="bold" style:font-name-complex="Arial1" style:font-weight-complex="bold"/>
    </style:style>
    <style:style style:name="T40" style:family="text">
      <style:text-properties fo:color="#1155cc" style:font-name="Arial" style:font-name-complex="Arial1"/>
    </style:style>
    <style:style style:name="T41" style:family="text">
      <style:text-properties fo:font-weight="normal" style:font-weight-asian="normal" style:font-weight-complex="normal"/>
    </style:style>
    <style:style style:name="T42" style:family="text">
      <style:text-properties style:font-name="Wingdings" style:font-name-asian="Wingdings2" style:font-name-complex="Wingdings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text:tab/>Dart-Tour</text:span><text:bookmark text:name="_GoBack"/></text:h>
      <text:h text:style-name="P2"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h text:style-name="Heading_20_2" text:outline-level="2"/>
      <text:h text:style-name="Heading_20_2" text:outline-level="2"/>
      <text:h text:style-name="P3" text:outline-level="2">MAX <text:s text:c="21"/></text:h>
      <text:h text:style-name="P4" text:outline-level="2"><text:a xlink:type="simple" xlink:href="https://www.dartlang.org/guides/language/language-tour" text:style-name="ListLabel_20_31" text:visited-style-name="ListLabel_20_31"><text:span text:style-name="Internet_20_link">Tour oficial</text:span></text:a></text:h>
      <text:h text:style-name="Heading_20_2" text:outline-level="2"><text:span text:style-name="T2"><text:s/>El formato básico</text:span></text:h>
      <text:p text:style-name="P32"><text:span text:style-name="T3">// Define a function.</text:span></text:p>
      <text:p text:style-name="P32"><text:span text:style-name="T5">printNumber(</text:span><text:span text:style-name="T9">num</text:span><text:span text:style-name="T5"> aNumber) {</text:span></text:p>
      <text:p text:style-name="P32"><text:span text:style-name="T5"><text:s text:c="2"/>print(</text:span><text:span text:style-name="T11">'The number is $aNumber.'</text:span><text:span text:style-name="T5">); </text:span><text:span text:style-name="T3">// Print to console.</text:span></text:p>
      <text:p text:style-name="P32"><text:span text:style-name="T5">}</text:span></text:p>
      <text:p text:style-name="P33"/>
      <text:p text:style-name="P32"><text:span text:style-name="T3">// This is where the app starts executing.</text:span></text:p>
      <text:p text:style-name="P32"><text:span text:style-name="T5">main() {</text:span></text:p>
      <text:p text:style-name="P32"><text:span text:style-name="T5"><text:s text:c="2"/></text:span><text:span text:style-name="T14">var</text:span><text:span text:style-name="T5"> number = </text:span><text:span text:style-name="T17">42</text:span><text:span text:style-name="T5">; </text:span><text:span text:style-name="T3">// Declare and initialize a variable.</text:span></text:p>
      <text:p text:style-name="P32"><text:span text:style-name="T5"><text:s text:c="2"/>printNumber(number); </text:span><text:span text:style-name="T3">// Call a function.</text:span></text:p>
      <text:p text:style-name="P32"><text:span text:style-name="T5">}</text:span></text:p>
      <text:p text:style-name="P25"/>
      <text:list xml:id="list2690627435" text:style-name="WWNum1">
        <text:list-item>
          <text:p text:style-name="P17"><text:span text:style-name="T19">Lo que uno ponga en una variable es un objeto y cada objeto es una instancia de ina clase, esto incluye a numero, nulos y funcion, todos heredan de la clase object</text:span></text:p>
        </text:list-item>
        <text:list-item>
          <text:p text:style-name="P13"><text:span text:style-name="T19">Las variables sin tipo, tienen un tipo estatico por defecto,el cual es opcional colocarlo.</text:span></text:p>
        </text:list-item>
      </text:list>
      <text:p text:style-name="P18"><text:span text:style-name="T19">En </text:span><text:span text:style-name="T31">Strong mode</text:span><text:span text:style-name="T19"> ,estaticos y chequeos en tiempo de ejecución aseguran que tu código sea de tipo safe, ayudando a encontrar bugs en desarrollo, mas que en tiempo de ejecución </text:span></text:p>
      <text:list xml:id="list163144223832898" text:continue-numbering="true" text:style-name="WWNum1">
        <text:list-item>
          <text:p text:style-name="P17"><text:span text:style-name="T19">Dart parsea todo el código antes de correrlo, tu puedes porporcionar indicaciones al compilador,variables, constantes , manejo de errores o ayudar a correr el código mpas rápido</text:span></text:p>
        </text:list-item>
        <text:list-item>
          <text:p text:style-name="P17"><text:span text:style-name="T19">Dart soporta funciones de alto nivel amarradas a clases u objetos , estaticas y de instancia respectivamente, se puedem crear funciones dentro de funciones</text:span></text:p>
        </text:list-item>
        <text:list-item>
          <text:p text:style-name="P17"><text:span text:style-name="T19">Dart soporta variables de alto nivel atados a clases u objetos</text:span></text:p>
        </text:list-item>
        <text:list-item>
          <text:p text:style-name="P17"><text:span text:style-name="T19">Diferente a Java no existen los token publico, protegido y privado, si un identificacor parte con _ es privado a su libreria</text:span></text:p>
        </text:list-item>
        <text:list-item>
          <text:p text:style-name="P17"><text:span text:style-name="T19">Identif</text:span></text:p>
        </text:list-item>
        <text:list-item>
          <text:p text:style-name="P17"><text:span text:style-name="Emphasis"><text:span text:style-name="T20">Identifiers</text:span></text:span><text:span text:style-name="T19"> can start with a letter or _, followed by any combination of those characters plus digits.</text:span></text:p>
        </text:list-item>
        <text:list-item>
          <text:p text:style-name="P17"><text:span text:style-name="T19">Las herramientas de dar reportan dos tipos de problemas Warning y errores</text:span></text:p>
        </text:list-item>
        <text:list-item>
          <text:p text:style-name="P17"><text:span text:style-name="T19">Cuando no se incializan las variables tienen un valor de nulo.</text:span></text:p>
        </text:list-item>
        <text:list-item>
          <text:p text:style-name="P13"><text:soft-page-break/><text:span text:style-name="T19">Una variable final puede ser seteada solamente una vez, una constante lo es en tiempo de compilacion (const double atm = 1.01325 * bar)</text:span></text:p>
        </text:list-item>
      </text:list>
      <text:h text:style-name="Heading_20_3" text:outline-level="3">Tipos de datos</text:h>
      <text:list xml:id="list583770526" text:style-name="WWNum2">
        <text:list-item>
          <text:p text:style-name="P5">Los números que maneja son enteros o dobles, ambos enormes. Un entero desde 2<text:span text:style-name="T32">-53 </text:span>a 2<text:span text:style-name="T32">53 </text:span><text:s/>y los doble son de 64 bit.Las conversiones que admite son <text:s/>int.parse(string) <text:s/>double.parse(string) y 1.toString <text:s/>3.14159<text:span text:style-name="pln"><text:span text:style-name="T6">.toStringAsFixed</text:span></text:span><text:span text:style-name="pun"><text:span text:style-name="T6">(</text:span></text:span><text:span text:style-name="lit"><text:span text:style-name="T18">2</text:span></text:span><text:span text:style-name="pun"><text:span text:style-name="T6">)</text:span></text:span></text:p>
        </text:list-item>
      </text:list>
      <text:p text:style-name="P6"><text:span text:style-name="pun"/></text:p>
      <text:list xml:id="list163144000770337" text:continue-numbering="true" text:style-name="WWNum2">
        <text:list-item>
          <text:p text:style-name="P5">String son secuencias de UTF-16<text:span text:style-name="T32"> <text:s/></text:span>admite comillas simples y comillas dobles como delimitador</text:p>
        </text:list-item>
      </text:list>
      <text:p text:style-name="P6"/>
      <text:p text:style-name="P19"><text:span text:style-name="kwd"><text:span text:style-name="T15">var</text:span></text:span><text:span text:style-name="pln"><text:span text:style-name="T6"> s </text:span></text:span><text:span text:style-name="pun"><text:span text:style-name="T6">=</text:span></text:span><text:span text:style-name="pln"><text:span text:style-name="T6"> </text:span></text:span><text:span text:style-name="str"><text:span text:style-name="T12">'string interpolation'</text:span></text:span><text:span text:style-name="pun"><text:span text:style-name="T6">;</text:span></text:span></text:p>
      <text:p text:style-name="P20"><text:span text:style-name="pln"/></text:p>
      <text:p text:style-name="P19"><text:span text:style-name="kwd"><text:span text:style-name="T15">assert</text:span></text:span><text:span text:style-name="pun"><text:span text:style-name="T6">(</text:span></text:span><text:span text:style-name="str"><text:span text:style-name="T12">'Dart has $s, which is very handy.'</text:span></text:span><text:span text:style-name="pln"><text:span text:style-name="T6"> </text:span></text:span><text:span text:style-name="pun"><text:span text:style-name="T6">==</text:span></text:span></text:p>
      <text:p text:style-name="P19"><text:span text:style-name="pln"><text:span text:style-name="T6"><text:s text:c="4"/></text:span></text:span><text:span text:style-name="str"><text:span text:style-name="T12">'Dart has string interpolation, '</text:span></text:span><text:span text:style-name="pln"><text:span text:style-name="T6"> </text:span></text:span><text:span text:style-name="pun"><text:span text:style-name="T6">+</text:span></text:span></text:p>
      <text:p text:style-name="P19"><text:span text:style-name="pln"><text:span text:style-name="T6"><text:s text:c="8"/></text:span></text:span><text:span text:style-name="str"><text:span text:style-name="T12">'which is very handy.'</text:span></text:span><text:span text:style-name="pun"><text:span text:style-name="T6">);</text:span></text:span></text:p>
      <text:p text:style-name="P6"/>
      <text:p text:style-name="P34">Se<text:span text:style-name="T32"> </text:span><text:s/>concatena con el signo + o con dos string adyacentes “hola””pepe”</text:p>
      <text:p text:style-name="P34"/>
      <text:list xml:id="list4239124731" text:style-name="WWNum3">
        <text:list-item>
          <text:p text:style-name="P7">Booleans true se considera verdadero y cualquier otra cosa falso.Esto es parea evitar comportamientos extraños, e implica que no se debe preguntar por (¡x) se deeb preguntar por (x). Es válido preguntar por (x==null)</text:p>
        </text:list-item>
      </text:list>
      <text:p text:style-name="P11"/>
      <text:list xml:id="list163143471548098" text:continue-numbering="true" text:style-name="WWNum3">
        <text:list-item>
          <text:p text:style-name="P7">List. <text:s/>Var lista=[1,2,3] <text:s/>Puede lista[1]==2, lista.lenght, para declarar una lista constante <text:s/>var lista = const[1,2,4]</text:p>
        </text:list-item>
      </text:list>
      <text:p text:style-name="P27"/>
      <text:p text:style-name="P12"/>
      <text:list xml:id="list163143370270970" text:continue-numbering="true" text:style-name="WWNum3">
        <text:list-item>
          <text:p text:style-name="P7">Maps son para permitir pares de objetos</text:p>
        </text:list-item>
      </text:list>
      <text:p text:style-name="Standard"/>
      <text:p text:style-name="Standard">var gifts = {</text:p>
      <text:p text:style-name="Standard"><text:s text:c="2"/>// Key: <text:s text:c="3"/>Value</text:p>
      <text:p text:style-name="Standard"><text:s text:c="2"/>'first': 'partridge',</text:p>
      <text:p text:style-name="Standard"><text:s text:c="2"/>'second': 'turtledoves',</text:p>
      <text:p text:style-name="Standard"><text:s text:c="2"/>'fifth': 'golden rings'</text:p>
      <text:p text:style-name="Standard">};</text:p>
      <text:p text:style-name="P26"/>
      <text:p text:style-name="Standard">O bien</text:p>
      <text:p text:style-name="Standard"/>
      <text:p text:style-name="P21"><text:span text:style-name="kwd"><text:span text:style-name="T15">var</text:span></text:span><text:span text:style-name="pln"><text:span text:style-name="T6"> gifts </text:span></text:span><text:span text:style-name="pun"><text:span text:style-name="T6">=</text:span></text:span><text:span text:style-name="pln"><text:span text:style-name="T6"> </text:span></text:span><text:span text:style-name="kwd"><text:span text:style-name="T15">new</text:span></text:span><text:span text:style-name="pln"><text:span text:style-name="T6"> </text:span></text:span><text:span text:style-name="typ"><text:span text:style-name="T10">Map</text:span></text:span><text:span text:style-name="pun"><text:span text:style-name="T6">();</text:span></text:span></text:p>
      <text:p text:style-name="P21"><text:span text:style-name="pln"><text:span text:style-name="T6">gifts</text:span></text:span><text:span text:style-name="pun"><text:span text:style-name="T6">[</text:span></text:span><text:span text:style-name="str"><text:span text:style-name="T12">'first'</text:span></text:span><text:span text:style-name="pun"><text:span text:style-name="T6">]</text:span></text:span><text:span text:style-name="pln"><text:span text:style-name="T6"> </text:span></text:span><text:span text:style-name="pun"><text:span text:style-name="T6">=</text:span></text:span><text:span text:style-name="pln"><text:span text:style-name="T6"> </text:span></text:span><text:span text:style-name="str"><text:span text:style-name="T12">'partridge'</text:span></text:span><text:span text:style-name="pun"><text:span text:style-name="T6">;</text:span></text:span></text:p>
      <text:p text:style-name="P21"><text:span text:style-name="pln"><text:span text:style-name="T6">gifts</text:span></text:span><text:span text:style-name="pun"><text:span text:style-name="T6">[</text:span></text:span><text:span text:style-name="str"><text:span text:style-name="T12">'second'</text:span></text:span><text:span text:style-name="pun"><text:span text:style-name="T6">]</text:span></text:span><text:span text:style-name="pln"><text:span text:style-name="T6"> </text:span></text:span><text:span text:style-name="pun"><text:span text:style-name="T6">=</text:span></text:span><text:span text:style-name="pln"><text:span text:style-name="T6"> </text:span></text:span><text:span text:style-name="str"><text:span text:style-name="T12">'turtledoves'</text:span></text:span><text:span text:style-name="pun"><text:span text:style-name="T6">;</text:span></text:span></text:p>
      <text:p text:style-name="P21"><text:span text:style-name="pln"><text:span text:style-name="T6">gifts</text:span></text:span><text:span text:style-name="pun"><text:span text:style-name="T6">[</text:span></text:span><text:span text:style-name="str"><text:span text:style-name="T12">'fifth'</text:span></text:span><text:span text:style-name="pun"><text:span text:style-name="T6">]</text:span></text:span><text:span text:style-name="pln"><text:span text:style-name="T6"> </text:span></text:span><text:span text:style-name="pun"><text:span text:style-name="T6">=</text:span></text:span><text:span text:style-name="pln"><text:span text:style-name="T6"> </text:span></text:span><text:span text:style-name="str"><text:span text:style-name="T12">'golden rings'</text:span></text:span><text:span text:style-name="pun"><text:span text:style-name="T6">;</text:span></text:span></text:p>
      <text:p text:style-name="Standard"/>
      <text:p text:style-name="Standard">gifts.length, gif.constainsKey(name)</text:p>
      <text:p text:style-name="P10"/>
      <text:list xml:id="list761719594" text:style-name="WWNum4">
        <text:list-item>
          <text:p text:style-name="P8">Runes son UTF-32 <text:s/><text:span text:style-name="T22">(</text:span><text:span text:style-name="T28">😆</text:span><text:span text:style-name="T22">) is </text:span><text:span text:style-name="HTML_20_Code"><text:span text:style-name="T33">\u{1f600}</text:span></text:span><text:span text:style-name="T22">.</text:span></text:p>
        </text:list-item>
      </text:list>
      <text:p text:style-name="P10"/>
      <text:list xml:id="list163143311027047" text:continue-numbering="true" text:style-name="WWNum4">
        <text:list-item>
          <text:p text:style-name="P8"><text:span text:style-name="T29">Symbols representa identificadores u operadores declarados en un programa Dart, útil cuando se hacen Api,#radix por ejemplo</text:span></text:p>
        </text:list-item>
      </text:list>
      <text:p text:style-name="P9"/>
      <text:list xml:id="list163144369066960" text:continue-numbering="true" text:style-name="WWNum4">
        <text:list-item>
          <text:p text:style-name="P8"><text:span text:style-name="T35">Funciones son objetos y tienen un tipo, pueden ser asignadas a funciones o pasadas como argumentos</text:span></text:p>
        </text:list-item>
      </text:list>
      <text:p text:style-name="P9"/>
      <text:p text:style-name="P24"><text:span text:style-name="typ"><text:span text:style-name="T10">bool</text:span></text:span><text:span text:style-name="pln"><text:span text:style-name="T6"> isNoble</text:span></text:span><text:span text:style-name="pun"><text:span text:style-name="T6">(</text:span></text:span><text:span text:style-name="typ"><text:span text:style-name="T10">int</text:span></text:span><text:span text:style-name="pln"><text:span text:style-name="T6"> atomicNumber</text:span></text:span><text:span text:style-name="pun"><text:span text:style-name="T6">)</text:span></text:span><text:span text:style-name="pln"><text:span text:style-name="T6"> </text:span></text:span><text:span text:style-name="pun"><text:span text:style-name="T6">{</text:span></text:span></text:p>
      <text:p text:style-name="P24"><text:span text:style-name="pln"><text:span text:style-name="T6"><text:s text:c="2"/></text:span></text:span><text:span text:style-name="kwd"><text:span text:style-name="T15">return</text:span></text:span><text:span text:style-name="pln"><text:span text:style-name="T6"> _nobleGases</text:span></text:span><text:span text:style-name="pun"><text:span text:style-name="T6">[</text:span></text:span><text:span text:style-name="pln"><text:span text:style-name="T6">atomicNumber</text:span></text:span><text:span text:style-name="pun"><text:span text:style-name="T6">]</text:span></text:span><text:span text:style-name="pln"><text:span text:style-name="T6"> </text:span></text:span><text:span text:style-name="pun"><text:span text:style-name="T6">!=</text:span></text:span><text:span text:style-name="pln"><text:span text:style-name="T6"> </text:span></text:span><text:span text:style-name="kwd"><text:span text:style-name="T15">null</text:span></text:span><text:span text:style-name="pun"><text:span text:style-name="T6">;</text:span></text:span></text:p>
      <text:p text:style-name="P24"><text:span text:style-name="pun"><text:span text:style-name="T6">}</text:span></text:span></text:p>
      <text:p text:style-name="P14"/>
      <text:p text:style-name="P24"><text:span text:style-name="typ"><text:span text:style-name="T10">bool</text:span></text:span><text:span text:style-name="pln"><text:span text:style-name="T6"> isNoble</text:span></text:span><text:span text:style-name="pun"><text:span text:style-name="T6">(</text:span></text:span><text:span text:style-name="typ"><text:span text:style-name="T10">int</text:span></text:span><text:span text:style-name="pln"><text:span text:style-name="T6"> atomicNumber</text:span></text:span><text:span text:style-name="pun"><text:span text:style-name="T6">)</text:span></text:span><text:span text:style-name="pln"><text:span text:style-name="T6"> </text:span></text:span><text:span text:style-name="pun"><text:span text:style-name="T6">=&gt;</text:span></text:span><text:span text:style-name="pln"><text:span text:style-name="T6"> _nobleGases</text:span></text:span><text:span text:style-name="pun"><text:span text:style-name="T6">[</text:span></text:span><text:span text:style-name="pln"><text:span text:style-name="T6">atomicNumber</text:span></text:span><text:span text:style-name="pun"><text:span text:style-name="T6">]</text:span></text:span><text:span text:style-name="pln"><text:span text:style-name="T6"> </text:span></text:span><text:span text:style-name="pun"><text:span text:style-name="T6">!=</text:span></text:span><text:span text:style-name="pln"><text:span text:style-name="T6"> </text:span></text:span><text:span text:style-name="kwd"><text:span text:style-name="T15">null</text:span></text:span><text:span text:style-name="pun"><text:span text:style-name="T6">;</text:span></text:span></text:p>
      <text:p text:style-name="P16"><text:span text:style-name="T21">En este último caso solo pueden haber expresiones, no instrucciones son de una sola líne</text:span></text:p>
      <text:p text:style-name="P21"><text:soft-page-break/><text:span text:style-name="T30">Parámetro opcional </text:span></text:p>
      <text:p text:style-name="P21"><text:span text:style-name="typ"><text:span text:style-name="T10">String</text:span></text:span><text:span text:style-name="pln"><text:span text:style-name="T6"> say</text:span></text:span><text:span text:style-name="pun"><text:span text:style-name="T6">(</text:span></text:span><text:span text:style-name="typ"><text:span text:style-name="T10">String</text:span></text:span><text:span text:style-name="pln"><text:span text:style-name="T6"> from</text:span></text:span><text:span text:style-name="pun"><text:span text:style-name="T6">,</text:span></text:span><text:span text:style-name="pln"><text:span text:style-name="T6"> </text:span></text:span><text:span text:style-name="typ"><text:span text:style-name="T10">String</text:span></text:span><text:span text:style-name="pln"><text:span text:style-name="T6"> msg</text:span></text:span><text:span text:style-name="pun"><text:span text:style-name="T6">,</text:span></text:span><text:span text:style-name="pln"><text:span text:style-name="T6"> </text:span></text:span><text:span text:style-name="pun"><text:span text:style-name="T6">[</text:span></text:span><text:span text:style-name="typ"><text:span text:style-name="T10">String</text:span></text:span><text:span text:style-name="pln"><text:span text:style-name="T6"> device</text:span></text:span><text:span text:style-name="pun"><text:span text:style-name="T6">])</text:span></text:span><text:span text:style-name="pln"><text:span text:style-name="T6"> </text:span></text:span><text:span text:style-name="pun"><text:span text:style-name="T6">{</text:span></text:span></text:p>
      <text:p text:style-name="P15"/>
      <text:p text:style-name="Standard"><text:span text:style-name="T35">Llamada a Main() con parámetros</text:span></text:p>
      <text:p text:style-name="P21"><text:span text:style-name="com"><text:span text:style-name="T4">// Run the app like this: dart args.dart 1 test</text:span></text:span></text:p>
      <text:p text:style-name="P21"><text:span text:style-name="typ"><text:span text:style-name="T10">void</text:span></text:span><text:span text:style-name="pln"><text:span text:style-name="T6"> main</text:span></text:span><text:span text:style-name="pun"><text:span text:style-name="T6">(</text:span></text:span><text:span text:style-name="typ"><text:span text:style-name="T10">List</text:span></text:span><text:span text:style-name="pun"><text:span text:style-name="T6">&lt;</text:span></text:span><text:span text:style-name="typ"><text:span text:style-name="T10">String</text:span></text:span><text:span text:style-name="pun"><text:span text:style-name="T6">&gt;</text:span></text:span><text:span text:style-name="pln"><text:span text:style-name="T6"> arguments</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2"/>print</text:span></text:span><text:span text:style-name="pun"><text:span text:style-name="T6">(</text:span></text:span><text:span text:style-name="pln"><text:span text:style-name="T6">arguments</text:span></text:span><text:span text:style-name="pun"><text:span text:style-name="T6">);</text:span></text:span></text:p>
      <text:p text:style-name="P22"><text:span text:style-name="pln"/></text:p>
      <text:p text:style-name="P21"><text:span text:style-name="pln"><text:span text:style-name="T6"><text:s text:c="2"/></text:span></text:span><text:span text:style-name="kwd"><text:span text:style-name="T15">assert</text:span></text:span><text:span text:style-name="pun"><text:span text:style-name="T6">(</text:span></text:span><text:span text:style-name="pln"><text:span text:style-name="T6">arguments</text:span></text:span><text:span text:style-name="pun"><text:span text:style-name="T6">.</text:span></text:span><text:span text:style-name="pln"><text:span text:style-name="T6">length </text:span></text:span><text:span text:style-name="pun"><text:span text:style-name="T6">==</text:span></text:span><text:span text:style-name="pln"><text:span text:style-name="T6"> </text:span></text:span><text:span text:style-name="lit"><text:span text:style-name="T18">2</text:span></text:span><text:span text:style-name="pun"><text:span text:style-name="T6">);</text:span></text:span></text:p>
      <text:p text:style-name="P21"><text:span text:style-name="pln"><text:span text:style-name="T6"><text:s text:c="2"/></text:span></text:span><text:span text:style-name="kwd"><text:span text:style-name="T15">assert</text:span></text:span><text:span text:style-name="pun"><text:span text:style-name="T6">(</text:span></text:span><text:span text:style-name="typ"><text:span text:style-name="T10">int</text:span></text:span><text:span text:style-name="pun"><text:span text:style-name="T6">.</text:span></text:span><text:span text:style-name="pln"><text:span text:style-name="T6">parse</text:span></text:span><text:span text:style-name="pun"><text:span text:style-name="T6">(</text:span></text:span><text:span text:style-name="pln"><text:span text:style-name="T6">arguments</text:span></text:span><text:span text:style-name="pun"><text:span text:style-name="T6">[</text:span></text:span><text:span text:style-name="lit"><text:span text:style-name="T18">0</text:span></text:span><text:span text:style-name="pun"><text:span text:style-name="T6">])</text:span></text:span><text:span text:style-name="pln"><text:span text:style-name="T6"> </text:span></text:span><text:span text:style-name="pun"><text:span text:style-name="T6">==</text:span></text:span><text:span text:style-name="pln"><text:span text:style-name="T6"> </text:span></text:span><text:span text:style-name="lit"><text:span text:style-name="T18">1</text:span></text:span><text:span text:style-name="pun"><text:span text:style-name="T6">);</text:span></text:span></text:p>
      <text:p text:style-name="P21"><text:span text:style-name="pln"><text:span text:style-name="T6"><text:s text:c="2"/></text:span></text:span><text:span text:style-name="kwd"><text:span text:style-name="T15">assert</text:span></text:span><text:span text:style-name="pun"><text:span text:style-name="T6">(</text:span></text:span><text:span text:style-name="pln"><text:span text:style-name="T6">arguments</text:span></text:span><text:span text:style-name="pun"><text:span text:style-name="T6">[</text:span></text:span><text:span text:style-name="lit"><text:span text:style-name="T18">1</text:span></text:span><text:span text:style-name="pun"><text:span text:style-name="T6">]</text:span></text:span><text:span text:style-name="pln"><text:span text:style-name="T6"> </text:span></text:span><text:span text:style-name="pun"><text:span text:style-name="T6">==</text:span></text:span><text:span text:style-name="pln"><text:span text:style-name="T6"> </text:span></text:span><text:span text:style-name="str"><text:span text:style-name="T12">'test'</text:span></text:span><text:span text:style-name="pun"><text:span text:style-name="T6">);</text:span></text:span></text:p>
      <text:p text:style-name="P21"><text:span text:style-name="pun"><text:span text:style-name="T6">}</text:span></text:span></text:p>
      <text:p text:style-name="P25"/>
      <text:p text:style-name="Standard"><text:span text:style-name="T35">Funciones como parámetros</text:span></text:p>
      <text:p text:style-name="P21"><text:span text:style-name="typ"><text:span text:style-name="T10">void</text:span></text:span><text:span text:style-name="pln"><text:span text:style-name="T6"> printElement</text:span></text:span><text:span text:style-name="pun"><text:span text:style-name="T6">(</text:span></text:span><text:span text:style-name="typ"><text:span text:style-name="T10">int</text:span></text:span><text:span text:style-name="pln"><text:span text:style-name="T6"> element</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2"/>print</text:span></text:span><text:span text:style-name="pun"><text:span text:style-name="T6">(</text:span></text:span><text:span text:style-name="pln"><text:span text:style-name="T6">element</text:span></text:span><text:span text:style-name="pun"><text:span text:style-name="T6">);</text:span></text:span></text:p>
      <text:p text:style-name="P21"><text:span text:style-name="pun"><text:span text:style-name="T6">}</text:span></text:span></text:p>
      <text:p text:style-name="P22"><text:span text:style-name="pln"/></text:p>
      <text:p text:style-name="P21"><text:span text:style-name="kwd"><text:span text:style-name="T15">var</text:span></text:span><text:span text:style-name="pln"><text:span text:style-name="T6"> list </text:span></text:span><text:span text:style-name="pun"><text:span text:style-name="T6">=</text:span></text:span><text:span text:style-name="pln"><text:span text:style-name="T6"> </text:span></text:span><text:span text:style-name="pun"><text:span text:style-name="T6">[</text:span></text:span><text:span text:style-name="lit"><text:span text:style-name="T18">1</text:span></text:span><text:span text:style-name="pun"><text:span text:style-name="T6">,</text:span></text:span><text:span text:style-name="pln"><text:span text:style-name="T6"> </text:span></text:span><text:span text:style-name="lit"><text:span text:style-name="T18">2</text:span></text:span><text:span text:style-name="pun"><text:span text:style-name="T6">,</text:span></text:span><text:span text:style-name="pln"><text:span text:style-name="T6"> </text:span></text:span><text:span text:style-name="lit"><text:span text:style-name="T18">3</text:span></text:span><text:span text:style-name="pun"><text:span text:style-name="T6">];</text:span></text:span></text:p>
      <text:p text:style-name="P22"><text:span text:style-name="pln"/></text:p>
      <text:p text:style-name="P21"><text:span text:style-name="com"><text:span text:style-name="T4">// Pass printElement as a parameter.</text:span></text:span></text:p>
      <text:p text:style-name="P21"><text:span text:style-name="pln"><text:span text:style-name="T6">list</text:span></text:span><text:span text:style-name="pun"><text:span text:style-name="T6">.</text:span></text:span><text:span text:style-name="pln"><text:span text:style-name="T6">forEach</text:span></text:span><text:span text:style-name="pun"><text:span text:style-name="T6">(</text:span></text:span><text:span text:style-name="pln"><text:span text:style-name="T6">printElement</text:span></text:span><text:span text:style-name="pun"><text:span text:style-name="T6">);</text:span></text:span></text:p>
      <text:p text:style-name="P14"/>
      <text:p text:style-name="P16"><text:span text:style-name="T23">Se puede asignar una funcion a una variable</text:span></text:p>
      <text:p text:style-name="P21"><text:span text:style-name="kwd"><text:span text:style-name="T15">var</text:span></text:span><text:span text:style-name="pln"><text:span text:style-name="T6"> loudify </text:span></text:span><text:span text:style-name="pun"><text:span text:style-name="T6">=</text:span></text:span><text:span text:style-name="pln"><text:span text:style-name="T6"> </text:span></text:span><text:span text:style-name="pun"><text:span text:style-name="T6">(</text:span></text:span><text:span text:style-name="pln"><text:span text:style-name="T6">msg</text:span></text:span><text:span text:style-name="pun"><text:span text:style-name="T6">)</text:span></text:span><text:span text:style-name="pln"><text:span text:style-name="T6"> </text:span></text:span><text:span text:style-name="pun"><text:span text:style-name="T6">=&gt;</text:span></text:span><text:span text:style-name="pln"><text:span text:style-name="T6"> </text:span></text:span><text:span text:style-name="str"><text:span text:style-name="T12">'!!! ${msg.toUpperCase()} !!!'</text:span></text:span><text:span text:style-name="pun"><text:span text:style-name="T6">;</text:span></text:span></text:p>
      <text:p text:style-name="P21"><text:span text:style-name="kwd"><text:span text:style-name="T15">assert</text:span></text:span><text:span text:style-name="pun"><text:span text:style-name="T6">(</text:span></text:span><text:span text:style-name="pln"><text:span text:style-name="T6">loudify</text:span></text:span><text:span text:style-name="pun"><text:span text:style-name="T6">(</text:span></text:span><text:span text:style-name="str"><text:span text:style-name="T12">'hello'</text:span></text:span><text:span text:style-name="pun"><text:span text:style-name="T6">)</text:span></text:span><text:span text:style-name="pln"><text:span text:style-name="T6"> </text:span></text:span><text:span text:style-name="pun"><text:span text:style-name="T6">==</text:span></text:span><text:span text:style-name="pln"><text:span text:style-name="T6"> </text:span></text:span><text:span text:style-name="str"><text:span text:style-name="T12">'!!! HELLO !!!'</text:span></text:span><text:span text:style-name="pun"><text:span text:style-name="T6">);</text:span></text:span></text:p>
      <text:p text:style-name="P25"/>
      <text:p text:style-name="P25"/>
      <text:p text:style-name="Standard"><text:span text:style-name="T36">Funciones Landa o sin nombre</text:span></text:p>
      <text:p text:style-name="P21"><text:span text:style-name="kwd"><text:span text:style-name="T15">var</text:span></text:span><text:span text:style-name="pln"><text:span text:style-name="T6"> list </text:span></text:span><text:span text:style-name="pun"><text:span text:style-name="T6">=</text:span></text:span><text:span text:style-name="pln"><text:span text:style-name="T6"> </text:span></text:span><text:span text:style-name="pun"><text:span text:style-name="T6">[</text:span></text:span><text:span text:style-name="str"><text:span text:style-name="T12">'apples'</text:span></text:span><text:span text:style-name="pun"><text:span text:style-name="T6">,</text:span></text:span><text:span text:style-name="pln"><text:span text:style-name="T6"> </text:span></text:span><text:span text:style-name="str"><text:span text:style-name="T12">'bananas'</text:span></text:span><text:span text:style-name="pun"><text:span text:style-name="T6">,</text:span></text:span><text:span text:style-name="pln"><text:span text:style-name="T6"> </text:span></text:span><text:span text:style-name="str"><text:span text:style-name="T12">'oranges'</text:span></text:span><text:span text:style-name="pun"><text:span text:style-name="T6">];</text:span></text:span></text:p>
      <text:p text:style-name="P21"><text:soft-page-break/><text:span text:style-name="pln"><text:span text:style-name="T6">list</text:span></text:span><text:span text:style-name="pun"><text:span text:style-name="T6">.</text:span></text:span><text:span text:style-name="pln"><text:span text:style-name="T6">forEach</text:span></text:span><text:span text:style-name="pun"><text:span text:style-name="T6">((</text:span></text:span><text:span text:style-name="pln"><text:span text:style-name="T6">item</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2"/>print</text:span></text:span><text:span text:style-name="pun"><text:span text:style-name="T6">(</text:span></text:span><text:span text:style-name="str"><text:span text:style-name="T12">'${list.indexOf(item)}: $item'</text:span></text:span><text:span text:style-name="pun"><text:span text:style-name="T6">);</text:span></text:span></text:p>
      <text:p text:style-name="P21"><text:span text:style-name="pun"><text:span text:style-name="T6">});</text:span></text:span></text:p>
      <text:p text:style-name="Standard"><text:span text:style-name="T36">Imprime</text:span></text:p>
      <text:p text:style-name="P35"><text:span text:style-name="Normal1"><text:span text:style-name="T37">0: apples</text:span></text:span></text:p>
      <text:p text:style-name="P35"><text:span text:style-name="Normal1"><text:span text:style-name="T37"><text:s/>1: bananas </text:span></text:span></text:p>
      <text:p text:style-name="P35"><text:span text:style-name="Normal1"><text:span text:style-name="T37">2: oranges</text:span></text:span></text:p>
      <text:p text:style-name="P36"><text:span text:style-name="Normal1"/></text:p>
      <text:p text:style-name="Standard"><text:span text:style-name="T36">Otra forma de lo mismo</text:span></text:p>
      <text:p text:style-name="P21"><text:span text:style-name="pln"><text:span text:style-name="T6">list</text:span></text:span><text:span text:style-name="pun"><text:span text:style-name="T6">.</text:span></text:span><text:span text:style-name="pln"><text:span text:style-name="T6">forEach</text:span></text:span><text:span text:style-name="pun"><text:span text:style-name="T6">(</text:span></text:span></text:p>
      <text:p text:style-name="P21"><text:span text:style-name="pln"><text:span text:style-name="T6"><text:s text:c="4"/></text:span></text:span><text:span text:style-name="pun"><text:span text:style-name="T6">(</text:span></text:span><text:span text:style-name="pln"><text:span text:style-name="T6">item</text:span></text:span><text:span text:style-name="pun"><text:span text:style-name="T6">)</text:span></text:span><text:span text:style-name="pln"><text:span text:style-name="T6"> </text:span></text:span><text:span text:style-name="pun"><text:span text:style-name="T6">=&gt;</text:span></text:span><text:span text:style-name="pln"><text:span text:style-name="T6"> print</text:span></text:span><text:span text:style-name="pun"><text:span text:style-name="T6">(</text:span></text:span><text:span text:style-name="str"><text:span text:style-name="T12">'${list.indexOf(item)}: $item'</text:span></text:span><text:span text:style-name="pun"><text:span text:style-name="T6">));</text:span></text:span></text:p>
      <text:p text:style-name="P28"/>
      <text:p text:style-name="Standard"><text:span text:style-name="T36">Cierres léxicos</text:span></text:p>
      <text:p text:style-name="Standard"><text:span text:style-name="T36">Un cierre es un objeto de función que tiene acceso a variables en su alcance léxico, incluso cuando la función se usa fuera de su alcance original.</text:span></text:p>
      <text:p text:style-name="Standard"><text:span text:style-name="T36">Las funciones pueden cerrar sobre las variables definidas en los ámbitos circundantes. En el siguiente ejemplo, makeAdder () captura la variable addBy. Dondequiera que vaya la función devuelta, recuerda addBy.</text:span></text:p>
      <text:p text:style-name="P29"/>
      <text:p text:style-name="P40"/>
      <text:p text:style-name="P21"><text:span text:style-name="com"><text:span text:style-name="T4">/// Returns a function that adds [addBy] to the</text:span></text:span></text:p>
      <text:p text:style-name="P21"><text:span text:style-name="com"><text:span text:style-name="T4">/// function's argument.</text:span></text:span></text:p>
      <text:p text:style-name="P21"><text:span text:style-name="typ"><text:span text:style-name="T10">Function</text:span></text:span><text:span text:style-name="pln"><text:span text:style-name="T6"> makeAdder</text:span></text:span><text:span text:style-name="pun"><text:span text:style-name="T6">(</text:span></text:span><text:span text:style-name="typ"><text:span text:style-name="T10">num</text:span></text:span><text:span text:style-name="pln"><text:span text:style-name="T6"> addBy</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2"/></text:span></text:span><text:span text:style-name="kwd"><text:span text:style-name="T15">return</text:span></text:span><text:span text:style-name="pln"><text:span text:style-name="T6"> </text:span></text:span><text:span text:style-name="pun"><text:span text:style-name="T6">(</text:span></text:span><text:span text:style-name="typ"><text:span text:style-name="T10">num</text:span></text:span><text:span text:style-name="pln"><text:span text:style-name="T6"> i</text:span></text:span><text:span text:style-name="pun"><text:span text:style-name="T6">)</text:span></text:span><text:span text:style-name="pln"><text:span text:style-name="T6"> </text:span></text:span><text:span text:style-name="pun"><text:span text:style-name="T6">=&gt;</text:span></text:span><text:span text:style-name="pln"><text:span text:style-name="T6"> addBy </text:span></text:span><text:span text:style-name="pun"><text:span text:style-name="T6">+</text:span></text:span><text:span text:style-name="pln"><text:span text:style-name="T6"> i</text:span></text:span><text:span text:style-name="pun"><text:span text:style-name="T6">;</text:span></text:span></text:p>
      <text:p text:style-name="P21"><text:span text:style-name="pun"><text:span text:style-name="T6">}</text:span></text:span></text:p>
      <text:p text:style-name="P22"><text:span text:style-name="pln"/></text:p>
      <text:p text:style-name="P21"><text:span text:style-name="typ"><text:span text:style-name="T10">void</text:span></text:span><text:span text:style-name="pln"><text:span text:style-name="T6"> main</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2"/></text:span></text:span><text:span text:style-name="com"><text:span text:style-name="T4">// Create a function that adds 2.</text:span></text:span></text:p>
      <text:p text:style-name="P21"><text:span text:style-name="pln"><text:span text:style-name="T6"><text:s text:c="2"/></text:span></text:span><text:span text:style-name="kwd"><text:span text:style-name="T15">var</text:span></text:span><text:span text:style-name="pln"><text:span text:style-name="T6"> add2 </text:span></text:span><text:span text:style-name="pun"><text:span text:style-name="T6">=</text:span></text:span><text:span text:style-name="pln"><text:span text:style-name="T6"> makeAdder</text:span></text:span><text:span text:style-name="pun"><text:span text:style-name="T6">(</text:span></text:span><text:span text:style-name="lit"><text:span text:style-name="T18">2</text:span></text:span><text:span text:style-name="pun"><text:span text:style-name="T6">);</text:span></text:span></text:p>
      <text:p text:style-name="P22"><text:span text:style-name="pln"/></text:p>
      <text:p text:style-name="P21"><text:span text:style-name="pln"><text:span text:style-name="T6"><text:s text:c="2"/></text:span></text:span><text:span text:style-name="com"><text:span text:style-name="T4">// Create a function that adds 4.</text:span></text:span></text:p>
      <text:p text:style-name="P21"><text:span text:style-name="pln"><text:span text:style-name="T6"><text:s text:c="2"/></text:span></text:span><text:span text:style-name="kwd"><text:span text:style-name="T15">var</text:span></text:span><text:span text:style-name="pln"><text:span text:style-name="T6"> add4 </text:span></text:span><text:span text:style-name="pun"><text:span text:style-name="T6">=</text:span></text:span><text:span text:style-name="pln"><text:span text:style-name="T6"> makeAdder</text:span></text:span><text:span text:style-name="pun"><text:span text:style-name="T6">(</text:span></text:span><text:span text:style-name="lit"><text:span text:style-name="T18">4</text:span></text:span><text:span text:style-name="pun"><text:span text:style-name="T6">);</text:span></text:span></text:p>
      <text:p text:style-name="P22"><text:span text:style-name="pln"/></text:p>
      <text:p text:style-name="P21"><text:span text:style-name="pln"><text:span text:style-name="T6"><text:s text:c="2"/></text:span></text:span><text:span text:style-name="kwd"><text:span text:style-name="T15">assert</text:span></text:span><text:span text:style-name="pun"><text:span text:style-name="T6">(</text:span></text:span><text:span text:style-name="pln"><text:span text:style-name="T6">add2</text:span></text:span><text:span text:style-name="pun"><text:span text:style-name="T6">(</text:span></text:span><text:span text:style-name="lit"><text:span text:style-name="T18">3</text:span></text:span><text:span text:style-name="pun"><text:span text:style-name="T6">)</text:span></text:span><text:span text:style-name="pln"><text:span text:style-name="T6"> </text:span></text:span><text:span text:style-name="pun"><text:span text:style-name="T6">==</text:span></text:span><text:span text:style-name="pln"><text:span text:style-name="T6"> </text:span></text:span><text:span text:style-name="lit"><text:span text:style-name="T18">5</text:span></text:span><text:span text:style-name="pun"><text:span text:style-name="T6">);</text:span></text:span></text:p>
      <text:p text:style-name="P21"><text:span text:style-name="pln"><text:span text:style-name="T6"><text:s text:c="2"/></text:span></text:span><text:span text:style-name="kwd"><text:span text:style-name="T15">assert</text:span></text:span><text:span text:style-name="pun"><text:span text:style-name="T6">(</text:span></text:span><text:span text:style-name="pln"><text:span text:style-name="T6">add4</text:span></text:span><text:span text:style-name="pun"><text:span text:style-name="T6">(</text:span></text:span><text:span text:style-name="lit"><text:span text:style-name="T18">3</text:span></text:span><text:span text:style-name="pun"><text:span text:style-name="T6">)</text:span></text:span><text:span text:style-name="pln"><text:span text:style-name="T6"> </text:span></text:span><text:span text:style-name="pun"><text:span text:style-name="T6">==</text:span></text:span><text:span text:style-name="pln"><text:span text:style-name="T6"> </text:span></text:span><text:span text:style-name="lit"><text:span text:style-name="T18">7</text:span></text:span><text:span text:style-name="pun"><text:span text:style-name="T6">);</text:span></text:span></text:p>
      <text:p text:style-name="P21"><text:span text:style-name="pun"><text:span text:style-name="T6">}</text:span></text:span></text:p>
      <text:p text:style-name="P28"/>
      <text:h text:style-name="Heading_20_2" text:outline-level="2">Operadores tipo Test</text:h>
      <table:table table:name="Tabla1" table:style-name="Tabla1">
        <table:table-column table:style-name="Tabla1.A"/>
        <table:table-column table:style-name="Tabla1.B"/>
        <table:table-header-rows>
          <table:table-row table:style-name="Tabla1.1">
            <table:table-cell table:style-name="Tabla1.A1" office:value-type="string">
              <text:p text:style-name="P41"><text:span text:style-name="T24">Operator</text:span></text:p>
            </table:table-cell>
            <table:table-cell table:style-name="Tabla1.A1" office:value-type="string">
              <text:p text:style-name="P41"><text:span text:style-name="T24">Meaning</text:span></text:p>
            </table:table-cell>
          </table:table-row>
        </table:table-header-rows>
        <table:table-row table:style-name="Tabla1.1">
          <table:table-cell table:style-name="Tabla1.A2" office:value-type="string">
            <text:p text:style-name="P41"><text:span text:style-name="T34">as</text:span></text:p>
          </table:table-cell>
          <table:table-cell table:style-name="Tabla1.B2" office:value-type="string">
            <text:p text:style-name="P41"><text:span text:style-name="T25">Typecast</text:span></text:p>
          </table:table-cell>
        </table:table-row>
        <table:table-row table:style-name="Tabla1.1">
          <table:table-cell table:style-name="Tabla1.A3" office:value-type="string">
            <text:p text:style-name="P41"><text:span text:style-name="T34">is</text:span></text:p>
          </table:table-cell>
          <table:table-cell table:style-name="Tabla1.B3" office:value-type="string">
            <text:p text:style-name="P41"><text:span text:style-name="T25">True si el objeto tiene el tipo específico</text:span></text:p>
          </table:table-cell>
        </table:table-row>
        <table:table-row table:style-name="Tabla1.1">
          <table:table-cell table:style-name="Tabla1.A4" office:value-type="string">
            <text:p text:style-name="P41"><text:span text:style-name="T34">is!</text:span></text:p>
          </table:table-cell>
          <table:table-cell table:style-name="Tabla1.B4" office:value-type="string">
            <text:p text:style-name="P41"><text:span text:style-name="T25">False si el objeto no tiene el tipo</text:span></text:p>
          </table:table-cell>
        </table:table-row>
      </table:table>
      <text:p text:style-name="P28"/>
      <text:p text:style-name="Standard"/>
      <text:p text:style-name="P40"/>
      <text:p text:style-name="P21"><text:span text:style-name="kwd"><text:span text:style-name="T15">if</text:span></text:span><text:span text:style-name="pln"><text:span text:style-name="T6"> </text:span></text:span><text:span text:style-name="pun"><text:span text:style-name="T6">(</text:span></text:span><text:span text:style-name="pln"><text:span text:style-name="T6">emp </text:span></text:span><text:span text:style-name="kwd"><text:span text:style-name="T15">is</text:span></text:span><text:span text:style-name="pln"><text:span text:style-name="T6"> </text:span></text:span><text:span text:style-name="typ"><text:span text:style-name="T10">Person</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2"/></text:span></text:span><text:span text:style-name="com"><text:span text:style-name="T4">// Type check</text:span></text:span></text:p>
      <text:p text:style-name="P21"><text:span text:style-name="pln"><text:span text:style-name="T6"><text:s text:c="2"/>emp</text:span></text:span><text:span text:style-name="pun"><text:span text:style-name="T6">.</text:span></text:span><text:span text:style-name="pln"><text:span text:style-name="T6">firstName </text:span></text:span><text:span text:style-name="pun"><text:span text:style-name="T6">=</text:span></text:span><text:span text:style-name="pln"><text:span text:style-name="T6"> </text:span></text:span><text:span text:style-name="str"><text:span text:style-name="T12">'Bob'</text:span></text:span><text:span text:style-name="pun"><text:span text:style-name="T6">;</text:span></text:span></text:p>
      <text:p text:style-name="P21"><text:span text:style-name="pun"><text:span text:style-name="T6">}</text:span></text:span></text:p>
      <text:p text:style-name="P35"><text:span text:style-name="T35">Ojo no son equivalentes</text:span></text:p>
      <text:p text:style-name="P21"><text:span text:style-name="pun"><text:span text:style-name="T6">(</text:span></text:span><text:span text:style-name="pln"><text:span text:style-name="T6">emp </text:span></text:span><text:span text:style-name="kwd"><text:span text:style-name="T15">as</text:span></text:span><text:span text:style-name="pln"><text:span text:style-name="T6"> </text:span></text:span><text:span text:style-name="typ"><text:span text:style-name="T10">Person</text:span></text:span><text:span text:style-name="pun"><text:span text:style-name="T6">).</text:span></text:span><text:span text:style-name="pln"><text:span text:style-name="T6">firstName </text:span></text:span><text:span text:style-name="pun"><text:span text:style-name="T6">=</text:span></text:span><text:span text:style-name="pln"><text:span text:style-name="T6"> </text:span></text:span><text:span text:style-name="str"><text:span text:style-name="T12">'Bob'</text:span></text:span><text:span text:style-name="pun"><text:span text:style-name="T6">;</text:span></text:span></text:p>
      <text:p text:style-name="P37"/>
      <text:h text:style-name="Heading_20_2" text:outline-level="2">Operador de asignación</text:h>
      <text:p text:style-name="P21"><text:span text:style-name="com"><text:span text:style-name="T4">// Assign value to a</text:span></text:span></text:p>
      <text:p text:style-name="P21"><text:span text:style-name="pln"><text:span text:style-name="T6">a </text:span></text:span><text:span text:style-name="pun"><text:span text:style-name="T6">=</text:span></text:span><text:span text:style-name="pln"><text:span text:style-name="T6"> value</text:span></text:span><text:span text:style-name="pun"><text:span text:style-name="T6">;</text:span></text:span></text:p>
      <text:p text:style-name="P21"><text:span text:style-name="com"><text:span text:style-name="T4">// Assign value to b if b is null; otherwise, b stays the same</text:span></text:span></text:p>
      <text:p text:style-name="P21"><text:span text:style-name="pln"><text:span text:style-name="T6">b </text:span></text:span><text:span text:style-name="pun"><text:span text:style-name="T6">??=</text:span></text:span><text:span text:style-name="pln"><text:span text:style-name="T6"> value</text:span></text:span><text:span text:style-name="pun"><text:span text:style-name="T6">;</text:span></text:span></text:p>
      <text:p text:style-name="P37"/>
      <text:p text:style-name="Standard"/>
      <text:h text:style-name="Heading_20_2" text:outline-level="2">Notación en cascada</text:h>
      <text:p text:style-name="Standard">Permiten una misma secuencia de operaciones en un objeto</text:p>
      <text:p text:style-name="P32"><text:span text:style-name="T5">querySelector(</text:span><text:span text:style-name="T11">'#confirm'</text:span><text:span text:style-name="T5">) </text:span><text:span text:style-name="T3">// Get an object.</text:span></text:p>
      <text:p text:style-name="P32"><text:span text:style-name="T5"><text:s text:c="2"/>..text = </text:span><text:span text:style-name="T11">'Confirm'</text:span><text:span text:style-name="T5"> </text:span><text:span text:style-name="T3">// Use its members.</text:span></text:p>
      <text:p text:style-name="P32"><text:span text:style-name="T5"><text:s text:c="2"/>..classes.add(</text:span><text:span text:style-name="T11">'important'</text:span><text:span text:style-name="T5">)</text:span></text:p>
      <text:p text:style-name="P32"><text:span text:style-name="T5"><text:s text:c="2"/>..onClick.listen((e) =&gt; window.alert(</text:span><text:span text:style-name="T11">'Confirmed!'</text:span><text:span text:style-name="T5">));</text:span></text:p>
      <text:p text:style-name="Standard">Es lo mismo que</text:p>
      <text:p text:style-name="P32"><text:span text:style-name="T14">var</text:span><text:span text:style-name="T5"> button = querySelector(</text:span><text:span text:style-name="T11">'#confirm'</text:span><text:span text:style-name="T5">);</text:span></text:p>
      <text:p text:style-name="P32"><text:span text:style-name="T5">button.text = </text:span><text:span text:style-name="T11">'Confirm'</text:span><text:span text:style-name="T5">;</text:span></text:p>
      <text:p text:style-name="P32"><text:span text:style-name="T5">button.classes.add(</text:span><text:span text:style-name="T11">'important'</text:span><text:span text:style-name="T5">);</text:span></text:p>
      <text:p text:style-name="P32"><text:span text:style-name="T5">button.onClick.listen((e) =&gt; window.alert(</text:span><text:span text:style-name="T11">'Confirmed!'</text:span><text:span text:style-name="T5">))</text:span></text:p>
      <text:p text:style-name="P30"/>
      <text:p text:style-name="P39"/>
      <text:h text:style-name="Heading_20_2" text:outline-level="2">Controles de Flujo}</text:h>
      <text:p text:style-name="Standard">If else if</text:p>
      <text:p text:style-name="P32"><text:span text:style-name="T14">var</text:span><text:span text:style-name="T5"> callbacks = [];</text:span></text:p>
      <text:p text:style-name="P32"><text:span text:style-name="T14">for</text:span><text:span text:style-name="T5"> (</text:span><text:span text:style-name="T14">var</text:span><text:span text:style-name="T5"> i = </text:span><text:span text:style-name="T17">0</text:span><text:span text:style-name="T5">; i &lt; </text:span><text:span text:style-name="T17">2</text:span><text:span text:style-name="T5">; i++) {</text:span></text:p>
      <text:p text:style-name="P32"><text:span text:style-name="T5"><text:s text:c="2"/>callbacks.add(() =&gt; print(i));</text:span></text:p>
      <text:p text:style-name="P32"><text:span text:style-name="T5">}</text:span></text:p>
      <text:p text:style-name="P32"><text:span text:style-name="T5">callbacks.forEach((c) =&gt; c());</text:span></text:p>
      <text:p text:style-name="Standard"/>
      <text:p text:style-name="P32"><text:span text:style-name="T5">candidates.forEach((candidate) =&gt; candidate.interview());</text:span></text:p>
      <text:p text:style-name="Standard"/>
      <text:p text:style-name="P32"><text:span text:style-name="T14">var</text:span><text:span text:style-name="T5"> collection = [</text:span><text:span text:style-name="T17">0</text:span><text:span text:style-name="T5">, </text:span><text:span text:style-name="T17">1</text:span><text:span text:style-name="T5">, </text:span><text:span text:style-name="T17">2</text:span><text:span text:style-name="T5">];</text:span></text:p>
      <text:p text:style-name="P32"><text:span text:style-name="T14">for</text:span><text:span text:style-name="T5"> (</text:span><text:span text:style-name="T14">var</text:span><text:span text:style-name="T5"> x </text:span><text:span text:style-name="T14">in</text:span><text:span text:style-name="T5"> collection) {</text:span></text:p>
      <text:p text:style-name="P32"><text:span text:style-name="T5"><text:s text:c="2"/>print(x); </text:span><text:span text:style-name="T3">// 0 1 2</text:span></text:p>
      <text:p text:style-name="P32"><text:span text:style-name="T5">}</text:span></text:p>
      <text:p text:style-name="Standard"/>
      <text:p text:style-name="P32"><text:span text:style-name="T14">var</text:span><text:span text:style-name="T5"> command = </text:span><text:span text:style-name="T11">'CLOSED'</text:span><text:span text:style-name="T5">;</text:span></text:p>
      <text:p text:style-name="P32"><text:span text:style-name="T14">switch</text:span><text:span text:style-name="T5"> (command) {</text:span></text:p>
      <text:p text:style-name="P32"><text:span text:style-name="T5"><text:s text:c="2"/></text:span><text:span text:style-name="T14">case</text:span><text:span text:style-name="T5"> </text:span><text:span text:style-name="T11">'CLOSED'</text:span><text:span text:style-name="T5">:</text:span></text:p>
      <text:p text:style-name="P32"><text:span text:style-name="T5"><text:s text:c="4"/>executeClosed();</text:span></text:p>
      <text:p text:style-name="P32"><text:span text:style-name="T5"><text:s text:c="4"/></text:span><text:span text:style-name="T14">continue</text:span><text:span text:style-name="T5"> nowClosed;</text:span></text:p>
      <text:p text:style-name="P32"><text:span text:style-name="T5"><text:s text:c="2"/></text:span><text:span text:style-name="T3">// Continues executing at the nowClosed label.</text:span></text:p>
      <text:p text:style-name="P33"/>
      <text:p text:style-name="P32"><text:span text:style-name="T5"><text:s text:c="2"/>nowClosed:</text:span></text:p>
      <text:p text:style-name="P32"><text:span text:style-name="T5"><text:s text:c="2"/></text:span><text:span text:style-name="T14">case</text:span><text:span text:style-name="T5"> </text:span><text:span text:style-name="T11">'NOW_CLOSED'</text:span><text:span text:style-name="T5">:</text:span></text:p>
      <text:p text:style-name="P32"><text:span text:style-name="T5"><text:s text:c="4"/></text:span><text:span text:style-name="T3">// Runs for both CLOSED and NOW_CLOSED.</text:span></text:p>
      <text:p text:style-name="P32"><text:span text:style-name="T5"><text:s text:c="4"/>executeNowClosed();</text:span></text:p>
      <text:p text:style-name="P32"><text:span text:style-name="T5"><text:s text:c="4"/></text:span><text:span text:style-name="T14">break</text:span><text:span text:style-name="T5">;</text:span></text:p>
      <text:p text:style-name="P32"><text:span text:style-name="T5">}</text:span></text:p>
      <text:p text:style-name="P31"/>
      <text:h text:style-name="P4" text:outline-level="2">Excepciones</text:h>
      <text:p text:style-name="Standard">Hay un solo tipo de excepciones, las no chequedas</text:p>
      <text:p text:style-name="Standard">Sube la excepcion</text:p>
      <text:p text:style-name="P32"><text:span text:style-name="T14">final</text:span><text:span text:style-name="T5"> foo = </text:span><text:span text:style-name="T11">''</text:span><text:span text:style-name="T5">;</text:span></text:p>
      <text:p text:style-name="P33"/>
      <text:p text:style-name="P32"><text:span text:style-name="T9">void</text:span><text:span text:style-name="T5"> misbehave() {</text:span></text:p>
      <text:p text:style-name="P32"><text:span text:style-name="T5"><text:s text:c="2"/></text:span><text:span text:style-name="T14">try</text:span><text:span text:style-name="T5"> {</text:span></text:p>
      <text:p text:style-name="P32"><text:span text:style-name="T5"><text:s text:c="4"/>foo = </text:span><text:span text:style-name="T11">"You can't change a final variable's value."</text:span><text:span text:style-name="T5">;</text:span></text:p>
      <text:p text:style-name="P32"><text:span text:style-name="T5"><text:s text:c="2"/>} </text:span><text:span text:style-name="T14">catch</text:span><text:span text:style-name="T5"> (e) {</text:span></text:p>
      <text:p text:style-name="P32"><text:span text:style-name="T5"><text:s text:c="4"/>print(</text:span><text:span text:style-name="T11">'misbehave() partially handled ${e.runtimeType}.'</text:span><text:span text:style-name="T5">);</text:span></text:p>
      <text:p text:style-name="P32"><text:span text:style-name="T5"><text:s text:c="4"/></text:span><text:span text:style-name="T7">rethrow;</text:span><text:span text:style-name="T5"> </text:span><text:span text:style-name="T3">// Allow callers to see the exception.</text:span></text:p>
      <text:p text:style-name="P32"><text:span text:style-name="T5"><text:s text:c="2"/>}</text:span></text:p>
      <text:p text:style-name="P32"><text:span text:style-name="T5">}</text:span></text:p>
      <text:p text:style-name="P33"/>
      <text:p text:style-name="P32"><text:span text:style-name="T9">void</text:span><text:span text:style-name="T5"> main() {</text:span></text:p>
      <text:p text:style-name="P32"><text:span text:style-name="T5"><text:s text:c="2"/></text:span><text:span text:style-name="T14">try</text:span><text:span text:style-name="T5"> {</text:span></text:p>
      <text:p text:style-name="P32"><text:span text:style-name="T5"><text:s text:c="4"/>misbehave();</text:span></text:p>
      <text:p text:style-name="P32"><text:span text:style-name="T5"><text:s text:c="2"/>} </text:span><text:span text:style-name="T14">catch</text:span><text:span text:style-name="T5"> (e) {</text:span></text:p>
      <text:p text:style-name="P32"><text:span text:style-name="T5"><text:s text:c="4"/>print(</text:span><text:span text:style-name="T11">'main() finished handling ${e.runtimeType}.'</text:span><text:span text:style-name="T5">);</text:span></text:p>
      <text:p text:style-name="P32"><text:span text:style-name="T5"><text:s text:c="2"/>}</text:span></text:p>
      <text:p text:style-name="P32"><text:span text:style-name="T5">}</text:span></text:p>
      <text:p text:style-name="Standard"/>
      <text:h text:style-name="Heading_20_2" text:outline-level="2">Clases</text:h>
      <text:p text:style-name="Standard">Los constructores no son heredados, lo que significa que el constructor nombrado de una superclase no es heredado por una subclase. Si desea que se cree una subclase con un constructor nombrado definido en la superclase, debe implementar ese constructor en la subclase.</text:p>
      <text:p text:style-name="P30">Si la superclase no tiene un constructor sin nombre ni argumento, entonces debe llamar manualmente a uno de los constructores en la superclase. Especifique el constructor de la superclase después de dos puntos (:), justo antes del cuerpo del constructor (si lo hay).</text:p>
      <text:p text:style-name="P39"/>
      <text:p text:style-name="P35">import 'dart:math';</text:p>
      <text:p text:style-name="P35"/>
      <text:p text:style-name="P35">class Point {</text:p>
      <text:p text:style-name="P35"><text:s text:c="2"/>final num x;</text:p>
      <text:p text:style-name="P35"><text:s text:c="2"/>final num y;</text:p>
      <text:p text:style-name="P35"><text:s text:c="2"/>final num distanceFromOrigin;</text:p>
      <text:p text:style-name="P35"/>
      <text:p text:style-name="P35"><text:s text:c="2"/>Point(x, y)</text:p>
      <text:p text:style-name="P35"><text:span text:style-name="T38"><text:s text:c="6"/>: </text:span>x = x,</text:p>
      <text:p text:style-name="P35"><text:s text:c="8"/>y = y,</text:p>
      <text:p text:style-name="P35"><text:s text:c="8"/>distanceFromOrigin = sqrt(x * x + y * y);</text:p>
      <text:p text:style-name="P35">}</text:p>
      <text:p text:style-name="P35"/>
      <text:p text:style-name="P35">main() {</text:p>
      <text:p text:style-name="P35"><text:s text:c="2"/>var p = new Point(2, 3);</text:p>
      <text:p text:style-name="P35"><text:s text:c="2"/>print(p.distanceFromOrigin);</text:p>
      <text:p text:style-name="P35">}</text:p>
      <text:p text:style-name="P35"/>
      <text:p text:style-name="P35">Constructores constantes</text:p>
      <text:p text:style-name="P32"><text:span text:style-name="T14">class</text:span><text:span text:style-name="T5"> </text:span><text:span text:style-name="T9">ImmutablePoint</text:span><text:span text:style-name="T5"> {</text:span></text:p>
      <text:p text:style-name="P32"><text:span text:style-name="T5"><text:s text:c="2"/></text:span><text:span text:style-name="T14">static</text:span><text:span text:style-name="T5"> </text:span><text:span text:style-name="T14">final</text:span><text:span text:style-name="T5"> </text:span><text:span text:style-name="T9">ImmutablePoint</text:span><text:span text:style-name="T5"> origin =</text:span></text:p>
      <text:p text:style-name="P32"><text:span text:style-name="T5"><text:s text:c="6"/></text:span><text:span text:style-name="T14">const</text:span><text:span text:style-name="T5"> </text:span><text:span text:style-name="T9">ImmutablePoint</text:span><text:span text:style-name="T5">(</text:span><text:span text:style-name="T17">0</text:span><text:span text:style-name="T5">, </text:span><text:span text:style-name="T17">0</text:span><text:span text:style-name="T5">);</text:span></text:p>
      <text:p text:style-name="P33"/>
      <text:p text:style-name="P32"><text:span text:style-name="T5"><text:s text:c="2"/></text:span><text:span text:style-name="T14">final</text:span><text:span text:style-name="T5"> </text:span><text:span text:style-name="T9">num</text:span><text:span text:style-name="T5"> x, y;</text:span></text:p>
      <text:p text:style-name="P33"/>
      <text:p text:style-name="P32"><text:span text:style-name="T5"><text:s text:c="2"/></text:span><text:span text:style-name="T14">const</text:span><text:span text:style-name="T5"> </text:span><text:span text:style-name="T9">ImmutablePoint</text:span><text:span text:style-name="T5">(</text:span><text:span text:style-name="T14">this</text:span><text:span text:style-name="T5">.x, </text:span><text:span text:style-name="T14">this</text:span><text:span text:style-name="T5">.y);</text:span></text:p>
      <text:p text:style-name="P32"><text:span text:style-name="T5">}</text:span></text:p>
      <text:p text:style-name="P35"/>
      <text:p text:style-name="P35">Constructores de fábricas</text:p>
      <text:p text:style-name="P35">Use la palabra clave de fábrica cuando implemente un constructor que no siempre cree una nueva instancia de su clase. Por ejemplo, un constructor de fábrica puede devolver una instancia desde un caché, o puede devolver una instancia de un subtipo.</text:p>
      <text:p text:style-name="P30"/>
      <text:p text:style-name="P38"/>
      <text:p text:style-name="P35">El siguiente ejemplo muestra un constructor de fábrica que devuelve objetos de un caché:</text:p>
      <text:p text:style-name="P32"><text:span text:style-name="T14">class</text:span><text:span text:style-name="T5"> </text:span><text:span text:style-name="T9">Logger</text:span><text:span text:style-name="T5"> {</text:span></text:p>
      <text:p text:style-name="P32"><text:span text:style-name="T5"><text:s text:c="2"/></text:span><text:span text:style-name="T14">final</text:span><text:span text:style-name="T5"> </text:span><text:span text:style-name="T9">String</text:span><text:span text:style-name="T5"> name;</text:span></text:p>
      <text:p text:style-name="P32"><text:span text:style-name="T5"><text:s text:c="2"/></text:span><text:span text:style-name="T9">bool</text:span><text:span text:style-name="T5"> mute = </text:span><text:span text:style-name="T14">false</text:span><text:span text:style-name="T5">;</text:span></text:p>
      <text:p text:style-name="P33"/>
      <text:p text:style-name="P32"><text:span text:style-name="T5"><text:s text:c="2"/></text:span><text:span text:style-name="T3">// _cache is library-private, thanks to</text:span></text:p>
      <text:p text:style-name="P32"><text:span text:style-name="T5"><text:s text:c="2"/></text:span><text:span text:style-name="T3">// the _ in front of its name.</text:span></text:p>
      <text:p text:style-name="P32"><text:span text:style-name="T5"><text:s text:c="2"/></text:span><text:span text:style-name="T14">static</text:span><text:span text:style-name="T5"> </text:span><text:span text:style-name="T14">final</text:span><text:span text:style-name="T5"> </text:span><text:span text:style-name="T9">Map</text:span><text:span text:style-name="T5">&lt;</text:span><text:span text:style-name="T9">String</text:span><text:span text:style-name="T5">, </text:span><text:span text:style-name="T9">Logger</text:span><text:span text:style-name="T5">&gt; _cache =</text:span></text:p>
      <text:p text:style-name="P32"><text:span text:style-name="T5"><text:s text:c="6"/>&lt;</text:span><text:span text:style-name="T9">String</text:span><text:span text:style-name="T5">, </text:span><text:span text:style-name="T9">Logger</text:span><text:span text:style-name="T5">&gt;{};</text:span></text:p>
      <text:p text:style-name="P33"/>
      <text:p text:style-name="P32"><text:span text:style-name="T5"><text:s text:c="2"/></text:span><text:span text:style-name="T14">factory</text:span><text:span text:style-name="T5"> </text:span><text:span text:style-name="T9">Logger</text:span><text:span text:style-name="T5">(</text:span><text:span text:style-name="T9">String</text:span><text:span text:style-name="T5"> name) {</text:span></text:p>
      <text:p text:style-name="P32"><text:span text:style-name="T5"><text:s text:c="4"/></text:span><text:span text:style-name="T14">if</text:span><text:span text:style-name="T5"> (_cache.containsKey(name)) {</text:span></text:p>
      <text:p text:style-name="P32"><text:span text:style-name="T5"><text:s text:c="6"/></text:span><text:span text:style-name="T14">return</text:span><text:span text:style-name="T5"> _cache[name];</text:span></text:p>
      <text:p text:style-name="P32"><text:span text:style-name="T5"><text:s text:c="4"/>} </text:span><text:span text:style-name="T14">else</text:span><text:span text:style-name="T5"> {</text:span></text:p>
      <text:p text:style-name="P32"><text:span text:style-name="T5"><text:s text:c="6"/></text:span><text:span text:style-name="T14">final</text:span><text:span text:style-name="T5"> logger = </text:span><text:span text:style-name="T14">new</text:span><text:span text:style-name="T5"> </text:span><text:span text:style-name="T9">Logger</text:span><text:span text:style-name="T5">._internal(name);</text:span></text:p>
      <text:p text:style-name="P32"><text:span text:style-name="T5"><text:s text:c="6"/>_cache[name] = logger;</text:span></text:p>
      <text:p text:style-name="P32"><text:span text:style-name="T5"><text:s text:c="6"/></text:span><text:span text:style-name="T14">return</text:span><text:span text:style-name="T5"> logger;</text:span></text:p>
      <text:p text:style-name="P32"><text:span text:style-name="T5"><text:s text:c="4"/>}</text:span></text:p>
      <text:p text:style-name="P32"><text:span text:style-name="T5"><text:s text:c="2"/>}</text:span></text:p>
      <text:p text:style-name="P33"/>
      <text:p text:style-name="P32"><text:span text:style-name="T5"><text:s text:c="2"/></text:span><text:span text:style-name="T9">Logger</text:span><text:span text:style-name="T5">._internal(</text:span><text:span text:style-name="T14">this</text:span><text:span text:style-name="T5">.name);</text:span></text:p>
      <text:p text:style-name="P33"/>
      <text:p text:style-name="P32"><text:span text:style-name="T5"><text:s text:c="2"/></text:span><text:span text:style-name="T9">void</text:span><text:span text:style-name="T5"> log(</text:span><text:span text:style-name="T9">String</text:span><text:span text:style-name="T5"> msg) {</text:span></text:p>
      <text:p text:style-name="P32"><text:span text:style-name="T5"><text:s text:c="4"/></text:span><text:span text:style-name="T14">if</text:span><text:span text:style-name="T5"> (!mute) print(msg);</text:span></text:p>
      <text:p text:style-name="P32"><text:span text:style-name="T5"><text:s text:c="2"/>}</text:span></text:p>
      <text:p text:style-name="P32"><text:span text:style-name="T5">}</text:span></text:p>
      <text:p text:style-name="P35"/>
      <text:p text:style-name="P35"/>
      <text:p text:style-name="P30"/>
      <text:p text:style-name="P39">Getters and setters</text:p>
      <text:p text:style-name="P32"><text:span text:style-name="T14">class</text:span><text:span text:style-name="T5"> </text:span><text:span text:style-name="T9">Rectangle</text:span><text:span text:style-name="T5"> {</text:span></text:p>
      <text:p text:style-name="P32"><text:span text:style-name="T5"><text:s text:c="2"/></text:span><text:span text:style-name="T9">num</text:span><text:span text:style-name="T5"> left, top, width, height;</text:span></text:p>
      <text:p text:style-name="P33"/>
      <text:p text:style-name="P32"><text:span text:style-name="T5"><text:s text:c="2"/></text:span><text:span text:style-name="T9">Rectangle</text:span><text:span text:style-name="T5">(</text:span><text:span text:style-name="T14">this</text:span><text:span text:style-name="T5">.left, </text:span><text:span text:style-name="T14">this</text:span><text:span text:style-name="T5">.top, </text:span><text:span text:style-name="T14">this</text:span><text:span text:style-name="T5">.width, </text:span><text:span text:style-name="T14">this</text:span><text:span text:style-name="T5">.height);</text:span></text:p>
      <text:p text:style-name="P33"/>
      <text:p text:style-name="P32"><text:span text:style-name="T5"><text:s text:c="2"/></text:span><text:span text:style-name="T3">// Define two calculated properties: right and bottom.</text:span></text:p>
      <text:p text:style-name="P32"><text:span text:style-name="T5"><text:s text:c="2"/></text:span><text:span text:style-name="T9">num</text:span><text:span text:style-name="T5"> </text:span><text:span text:style-name="T14">get</text:span><text:span text:style-name="T5"> right =&gt; left + width;</text:span></text:p>
      <text:p text:style-name="P32"><text:span text:style-name="T5"><text:s text:c="2"/></text:span><text:span text:style-name="T14">set</text:span><text:span text:style-name="T5"> right(</text:span><text:span text:style-name="T9">num</text:span><text:span text:style-name="T5"> value) =&gt; left = value - width;</text:span></text:p>
      <text:p text:style-name="P32"><text:span text:style-name="T5"><text:s text:c="2"/></text:span><text:span text:style-name="T9">num</text:span><text:span text:style-name="T5"> </text:span><text:span text:style-name="T14">get</text:span><text:span text:style-name="T5"> bottom =&gt; top + height;</text:span></text:p>
      <text:p text:style-name="P32"><text:span text:style-name="T5"><text:s text:c="2"/></text:span><text:span text:style-name="T14">set</text:span><text:span text:style-name="T5"> bottom(</text:span><text:span text:style-name="T9">num</text:span><text:span text:style-name="T5"> value) =&gt; top = value - height;</text:span></text:p>
      <text:p text:style-name="P32"><text:span text:style-name="T5">}</text:span></text:p>
      <text:p text:style-name="P33"/>
      <text:p text:style-name="P32"><text:span text:style-name="T9">void</text:span><text:span text:style-name="T5"> main() {</text:span></text:p>
      <text:p text:style-name="P32"><text:span text:style-name="T5"><text:s text:c="2"/></text:span><text:span text:style-name="T14">var</text:span><text:span text:style-name="T5"> rect = </text:span><text:span text:style-name="T14">new</text:span><text:span text:style-name="T5"> </text:span><text:span text:style-name="T9">Rectangle</text:span><text:span text:style-name="T5">(</text:span><text:span text:style-name="T17">3</text:span><text:span text:style-name="T5">, </text:span><text:span text:style-name="T17">4</text:span><text:span text:style-name="T5">, </text:span><text:span text:style-name="T17">20</text:span><text:span text:style-name="T5">, </text:span><text:span text:style-name="T17">15</text:span><text:span text:style-name="T5">);</text:span></text:p>
      <text:p text:style-name="P32"><text:span text:style-name="T5"><text:s text:c="2"/></text:span><text:span text:style-name="T14">assert</text:span><text:span text:style-name="T5">(rect.left == </text:span><text:span text:style-name="T17">3</text:span><text:span text:style-name="T5">);</text:span></text:p>
      <text:p text:style-name="P32"><text:span text:style-name="T5"><text:s text:c="2"/>rect.right = </text:span><text:span text:style-name="T17">12</text:span><text:span text:style-name="T5">;</text:span></text:p>
      <text:p text:style-name="P32"><text:span text:style-name="T5"><text:s text:c="2"/></text:span><text:span text:style-name="T14">assert</text:span><text:span text:style-name="T5">(rect.left == -</text:span><text:span text:style-name="T17">8</text:span><text:span text:style-name="T5">);</text:span></text:p>
      <text:p text:style-name="P32"><text:span text:style-name="T5">}</text:span></text:p>
      <text:p text:style-name="P35"/>
      <text:p text:style-name="P35">Métodos abstractos</text:p>
      <text:p text:style-name="P35">Los métodos Instance, getter y setter pueden ser abstractos, definiendo una interfaz pero dejando su implementación en otras clases. Para hacer un método abstracto, use un punto y coma (;) en lugar de un cuerpo de método:</text:p>
      <text:p text:style-name="Standard"/>
      <text:p text:style-name="P38"/>
      <text:p text:style-name="P35"/>
      <text:p text:style-name="P32"><text:span text:style-name="T14">abstract</text:span><text:span text:style-name="T5"> </text:span><text:span text:style-name="T14">class</text:span><text:span text:style-name="T5"> </text:span><text:span text:style-name="T9">Doer</text:span><text:span text:style-name="T5"> {</text:span></text:p>
      <text:p text:style-name="P32"><text:span text:style-name="T5"><text:s text:c="2"/></text:span><text:span text:style-name="T3">// Define instance variables and methods...</text:span></text:p>
      <text:p text:style-name="P33"/>
      <text:p text:style-name="P32"><text:span text:style-name="T5"><text:s text:c="2"/></text:span><text:span text:style-name="T9">void</text:span><text:span text:style-name="T5"> doSomething(); </text:span><text:span text:style-name="T3">// Define an abstract method.</text:span></text:p>
      <text:p text:style-name="P32"><text:span text:style-name="T5">}</text:span></text:p>
      <text:p text:style-name="P33"/>
      <text:p text:style-name="P32"><text:span text:style-name="T14">class</text:span><text:span text:style-name="T5"> </text:span><text:span text:style-name="T9">EffectiveDoer</text:span><text:span text:style-name="T5"> </text:span><text:span text:style-name="T14">extends</text:span><text:span text:style-name="T5"> </text:span><text:span text:style-name="T9">Doer</text:span><text:span text:style-name="T5"> {</text:span></text:p>
      <text:p text:style-name="P32"><text:span text:style-name="T5"><text:s text:c="2"/></text:span><text:span text:style-name="T9">void</text:span><text:span text:style-name="T5"> doSomething() {</text:span></text:p>
      <text:p text:style-name="P32"><text:span text:style-name="T5"><text:s text:c="4"/></text:span><text:span text:style-name="T3">// Provide an implementation, so the method is not abstract here...</text:span></text:p>
      <text:p text:style-name="P32"><text:span text:style-name="T5"><text:s text:c="2"/>}</text:span></text:p>
      <text:p text:style-name="P32"><text:span text:style-name="T5">}</text:span></text:p>
      <text:p text:style-name="P35"/>
      <text:p text:style-name="Standard">Redefinición de operadores</text:p>
      <text:p text:style-name="P32"><text:span text:style-name="T14">class</text:span><text:span text:style-name="T5"> </text:span><text:span text:style-name="T9">Vector</text:span><text:span text:style-name="T5"> {</text:span></text:p>
      <text:p text:style-name="P32"><text:span text:style-name="T5"><text:s text:c="2"/></text:span><text:span text:style-name="T14">final</text:span><text:span text:style-name="T5"> </text:span><text:span text:style-name="T9">int</text:span><text:span text:style-name="T5"> x, y;</text:span></text:p>
      <text:p text:style-name="P33"/>
      <text:p text:style-name="P32"><text:span text:style-name="T5"><text:s text:c="2"/></text:span><text:span text:style-name="T14">const</text:span><text:span text:style-name="T5"> </text:span><text:span text:style-name="T9">Vector</text:span><text:span text:style-name="T5">(</text:span><text:span text:style-name="T14">this</text:span><text:span text:style-name="T5">.x, </text:span><text:span text:style-name="T14">this</text:span><text:span text:style-name="T5">.y);</text:span></text:p>
      <text:p text:style-name="P33"/>
      <text:p text:style-name="P32"><text:span text:style-name="T5"><text:s text:c="2"/></text:span><text:span text:style-name="T3">/// Overrides + (a + b).</text:span></text:p>
      <text:p text:style-name="P32"><text:span text:style-name="T5"><text:s text:c="2"/></text:span><text:span text:style-name="T9">Vector</text:span><text:span text:style-name="T5"> </text:span><text:span text:style-name="T14">operator</text:span><text:span text:style-name="T5"> +(</text:span><text:span text:style-name="T9">Vector</text:span><text:span text:style-name="T5"> v) {</text:span></text:p>
      <text:p text:style-name="P32"><text:span text:style-name="T5"><text:s text:c="4"/></text:span><text:span text:style-name="T14">return</text:span><text:span text:style-name="T5"> </text:span><text:span text:style-name="T14">new</text:span><text:span text:style-name="T5"> </text:span><text:span text:style-name="T9">Vector</text:span><text:span text:style-name="T5">(x + v.x, y + v.y);</text:span></text:p>
      <text:p text:style-name="P32"><text:span text:style-name="T5"><text:s text:c="2"/>}</text:span></text:p>
      <text:p text:style-name="P33"/>
      <text:p text:style-name="P32"><text:span text:style-name="T5"><text:s text:c="2"/></text:span><text:span text:style-name="T3">/// Overrides - (a - b).</text:span></text:p>
      <text:p text:style-name="P32"><text:span text:style-name="T5"><text:s text:c="2"/></text:span><text:span text:style-name="T9">Vector</text:span><text:span text:style-name="T5"> </text:span><text:span text:style-name="T14">operator</text:span><text:span text:style-name="T5"> -(</text:span><text:span text:style-name="T9">Vector</text:span><text:span text:style-name="T5"> v) {</text:span></text:p>
      <text:p text:style-name="P32"><text:span text:style-name="T5"><text:s text:c="4"/></text:span><text:span text:style-name="T14">return</text:span><text:span text:style-name="T5"> </text:span><text:span text:style-name="T14">new</text:span><text:span text:style-name="T5"> </text:span><text:span text:style-name="T9">Vector</text:span><text:span text:style-name="T5">(x - v.x, y - v.y);</text:span></text:p>
      <text:p text:style-name="P32"><text:span text:style-name="T5"><text:s text:c="2"/>}</text:span></text:p>
      <text:p text:style-name="P32"><text:span text:style-name="T5">}</text:span></text:p>
      <text:p text:style-name="P35"><text:soft-page-break/>Clases abstractas</text:p>
      <text:p text:style-name="P32"><text:span text:style-name="T14">abstract</text:span><text:span text:style-name="T5"> </text:span><text:span text:style-name="T14">class</text:span><text:span text:style-name="T5"> </text:span><text:span text:style-name="T9">AbstractContainer</text:span><text:span text:style-name="T5"> {</text:span></text:p>
      <text:p text:style-name="P32"><text:span text:style-name="T5"><text:s text:c="2"/></text:span><text:span text:style-name="T3">// Define constructors, fields, methods...</text:span></text:p>
      <text:p text:style-name="P33"/>
      <text:p text:style-name="P32"><text:span text:style-name="T5"><text:s text:c="2"/></text:span><text:span text:style-name="T9">void</text:span><text:span text:style-name="T5"> updateChildren(); </text:span><text:span text:style-name="T3">// Abstract method.</text:span></text:p>
      <text:p text:style-name="P32"><text:span text:style-name="T5">}</text:span></text:p>
      <text:p text:style-name="P35"/>
      <text:h text:style-name="Heading_20_2" text:outline-level="2">Enumerados</text:h>
      <text:p text:style-name="P32"><text:span text:style-name="T5">enum </text:span><text:span text:style-name="T9">Color</text:span><text:span text:style-name="T5"> { red, green, blue }</text:span></text:p>
      <text:p text:style-name="P35">para obtenerm una lista</text:p>
      <text:p text:style-name="P32"><text:span text:style-name="T9">List</text:span><text:span text:style-name="T5">&lt;</text:span><text:span text:style-name="T9">Color</text:span><text:span text:style-name="T5">&gt; colors = </text:span><text:span text:style-name="T9">Color</text:span><text:span text:style-name="T5">.values;</text:span></text:p>
      <text:p text:style-name="P32"><text:span text:style-name="T14">assert</text:span><text:span text:style-name="T5">(colors[</text:span><text:span text:style-name="T17">2</text:span><text:span text:style-name="T5">] == </text:span><text:span text:style-name="T9">Color</text:span><text:span text:style-name="T5">.blue);</text:span></text:p>
      <text:h text:style-name="Heading_20_2" text:outline-level="2">Agregar funciones a una clase: mixins</text:h>
      <text:p text:style-name="P35">Dart admite mixins usando la palabra clave with. Mixins permite compartir el comportamiento entre clases no relacionadas. Una clase que está "mezclada" debe construirse con las siguientes reglas:</text:p>
      <text:p text:style-name="P35"/>
      <text:p text:style-name="P35">La clase que se está mezclando en otra clase debe ser un descendiente directo de Object. No debe extender otra clase.</text:p>
      <text:p text:style-name="P35">No define ningún parámetro de constructor y nunca hace una llamada explícita a super ().</text:p>
      <text:p text:style-name="P35">Al evitar la herencia y los requisitos del constructor de clase, los mixins se convierten en candidatos para agregar comportamiento adicional a cualquier clase de objeto.</text:p>
      <text:p text:style-name="P35"/>
      <text:p text:style-name="P35">class Printify</text:p>
      <text:p text:style-name="P35">{</text:p>
      <text:p text:style-name="P35"><text:s text:c="2"/>String sides = '--';</text:p>
      <text:p text:style-name="P35"><text:s text:c="2"/>void say(String output) {</text:p>
      <text:p text:style-name="P35"><text:s text:c="4"/>print('$sides $output $sides');</text:p>
      <text:p text:style-name="P35"><text:s text:c="2"/>}</text:p>
      <text:p text:style-name="P35">}</text:p>
      <text:p text:style-name="P35">class Bacteria extends Object with Printify</text:p>
      <text:p text:style-name="P35">{</text:p>
      <text:p text:style-name="P35"><text:s text:c="2"/>Bacteria()</text:p>
      <text:p text:style-name="P35"><text:s text:c="2"/>{</text:p>
      <text:p text:style-name="P35"><text:s text:c="4"/>say(".....");</text:p>
      <text:p text:style-name="P35"><text:s text:c="2"/>}</text:p>
      <text:p text:style-name="P35">}</text:p>
      <text:p text:style-name="P35"/>
      <text:p text:style-name="P35">main() {</text:p>
      <text:p text:style-name="P35"><text:s text:c="2"/>Bacteria life = new Bacteria(); <text:s/>//prints -- ..... --</text:p>
      <text:p text:style-name="P35"><text:soft-page-break/>}</text:p>
      <text:p text:style-name="P35">Generics</text:p>
      <text:p text:style-name="P21"><text:span text:style-name="kwd"><text:span text:style-name="T15">abstract</text:span></text:span><text:span text:style-name="pln"><text:span text:style-name="T6"> </text:span></text:span><text:span text:style-name="kwd"><text:span text:style-name="T15">class</text:span></text:span><text:span text:style-name="pln"><text:span text:style-name="T6"> </text:span></text:span><text:span text:style-name="typ"><text:span text:style-name="T10">ObjectCache</text:span></text:span><text:span text:style-name="pln"><text:span text:style-name="T6"> </text:span></text:span><text:span text:style-name="pun"><text:span text:style-name="T6">{</text:span></text:span></text:p>
      <text:p text:style-name="P21"><text:span text:style-name="pln"><text:span text:style-name="T6"><text:s text:c="2"/></text:span></text:span><text:span text:style-name="typ"><text:span text:style-name="T10">Object</text:span></text:span><text:span text:style-name="pln"><text:span text:style-name="T6"> getByKey</text:span></text:span><text:span text:style-name="pun"><text:span text:style-name="T6">(</text:span></text:span><text:span text:style-name="typ"><text:span text:style-name="T10">String</text:span></text:span><text:span text:style-name="pln"><text:span text:style-name="T6"> key</text:span></text:span><text:span text:style-name="pun"><text:span text:style-name="T6">);</text:span></text:span></text:p>
      <text:p text:style-name="P21"><text:span text:style-name="pln"><text:span text:style-name="T6"><text:s text:c="2"/></text:span></text:span><text:span text:style-name="typ"><text:span text:style-name="T10">void</text:span></text:span><text:span text:style-name="pln"><text:span text:style-name="T6"> setByKey</text:span></text:span><text:span text:style-name="pun"><text:span text:style-name="T6">(</text:span></text:span><text:span text:style-name="typ"><text:span text:style-name="T10">String</text:span></text:span><text:span text:style-name="pln"><text:span text:style-name="T6"> key</text:span></text:span><text:span text:style-name="pun"><text:span text:style-name="T6">,</text:span></text:span><text:span text:style-name="pln"><text:span text:style-name="T6"> </text:span></text:span><text:span text:style-name="typ"><text:span text:style-name="T10">Object</text:span></text:span><text:span text:style-name="pln"><text:span text:style-name="T6"> value</text:span></text:span><text:span text:style-name="pun"><text:span text:style-name="T6">);</text:span></text:span></text:p>
      <text:p text:style-name="P21"><text:span text:style-name="pun"><text:span text:style-name="T6">}</text:span></text:span></text:p>
      <text:p text:style-name="P35">Y</text:p>
      <text:p text:style-name="P21"><text:span text:style-name="kwd"><text:span text:style-name="T15">abstract</text:span></text:span><text:span text:style-name="pln"><text:span text:style-name="T6"> </text:span></text:span><text:span text:style-name="kwd"><text:span text:style-name="T15">class</text:span></text:span><text:span text:style-name="pln"><text:span text:style-name="T6"> </text:span></text:span><text:span text:style-name="typ"><text:span text:style-name="T10">StringCache</text:span></text:span><text:span text:style-name="pln"><text:span text:style-name="T6"> </text:span></text:span><text:span text:style-name="pun"><text:span text:style-name="T6">{</text:span></text:span></text:p>
      <text:p text:style-name="P21"><text:span text:style-name="pln"><text:span text:style-name="T6"><text:s text:c="2"/></text:span></text:span><text:span text:style-name="typ"><text:span text:style-name="T10">String</text:span></text:span><text:span text:style-name="pln"><text:span text:style-name="T6"> getByKey</text:span></text:span><text:span text:style-name="pun"><text:span text:style-name="T6">(</text:span></text:span><text:span text:style-name="typ"><text:span text:style-name="T10">String</text:span></text:span><text:span text:style-name="pln"><text:span text:style-name="T6"> key</text:span></text:span><text:span text:style-name="pun"><text:span text:style-name="T6">);</text:span></text:span></text:p>
      <text:p text:style-name="P21"><text:span text:style-name="pln"><text:span text:style-name="T6"><text:s text:c="2"/></text:span></text:span><text:span text:style-name="typ"><text:span text:style-name="T10">void</text:span></text:span><text:span text:style-name="pln"><text:span text:style-name="T6"> setByKey</text:span></text:span><text:span text:style-name="pun"><text:span text:style-name="T6">(</text:span></text:span><text:span text:style-name="typ"><text:span text:style-name="T10">String</text:span></text:span><text:span text:style-name="pln"><text:span text:style-name="T6"> key</text:span></text:span><text:span text:style-name="pun"><text:span text:style-name="T6">,</text:span></text:span><text:span text:style-name="pln"><text:span text:style-name="T6"> </text:span></text:span><text:span text:style-name="typ"><text:span text:style-name="T10">String</text:span></text:span><text:span text:style-name="pln"><text:span text:style-name="T6"> value</text:span></text:span><text:span text:style-name="pun"><text:span text:style-name="T6">);</text:span></text:span></text:p>
      <text:p text:style-name="P21"><text:span text:style-name="pun"><text:span text:style-name="T6">}</text:span></text:span></text:p>
      <text:p text:style-name="P35"/>
      <text:p text:style-name="P35">Se juntan para</text:p>
      <text:p text:style-name="P21"><text:span text:style-name="kwd"><text:span text:style-name="T15">abstract</text:span></text:span><text:span text:style-name="pln"><text:span text:style-name="T6"> </text:span></text:span><text:span text:style-name="kwd"><text:span text:style-name="T15">class</text:span></text:span><text:span text:style-name="pln"><text:span text:style-name="T6"> </text:span></text:span><text:span text:style-name="typ"><text:span text:style-name="T10">Cache</text:span></text:span><text:span text:style-name="pun"><text:span text:style-name="T6">&lt;</text:span></text:span><text:span text:style-name="typ"><text:span text:style-name="T10">T</text:span></text:span><text:span text:style-name="pun"><text:span text:style-name="T6">&gt;</text:span></text:span><text:span text:style-name="pln"><text:span text:style-name="T6"> </text:span></text:span><text:span text:style-name="pun"><text:span text:style-name="T6">{</text:span></text:span></text:p>
      <text:p text:style-name="P21"><text:span text:style-name="pln"><text:span text:style-name="T6"><text:s text:c="2"/></text:span></text:span><text:span text:style-name="typ"><text:span text:style-name="T10">T</text:span></text:span><text:span text:style-name="pln"><text:span text:style-name="T6"> getByKey</text:span></text:span><text:span text:style-name="pun"><text:span text:style-name="T6">(</text:span></text:span><text:span text:style-name="typ"><text:span text:style-name="T10">String</text:span></text:span><text:span text:style-name="pln"><text:span text:style-name="T6"> key</text:span></text:span><text:span text:style-name="pun"><text:span text:style-name="T6">);</text:span></text:span></text:p>
      <text:p text:style-name="P21"><text:span text:style-name="pln"><text:span text:style-name="T6"><text:s text:c="2"/></text:span></text:span><text:span text:style-name="typ"><text:span text:style-name="T10">void</text:span></text:span><text:span text:style-name="pln"><text:span text:style-name="T6"> setByKey</text:span></text:span><text:span text:style-name="pun"><text:span text:style-name="T6">(</text:span></text:span><text:span text:style-name="typ"><text:span text:style-name="T10">String</text:span></text:span><text:span text:style-name="pln"><text:span text:style-name="T6"> key</text:span></text:span><text:span text:style-name="pun"><text:span text:style-name="T6">,</text:span></text:span><text:span text:style-name="pln"><text:span text:style-name="T6"> </text:span></text:span><text:span text:style-name="typ"><text:span text:style-name="T10">T</text:span></text:span><text:span text:style-name="pln"><text:span text:style-name="T6"> value</text:span></text:span><text:span text:style-name="pun"><text:span text:style-name="T6">);</text:span></text:span></text:p>
      <text:p text:style-name="P21"><text:span text:style-name="pun"><text:span text:style-name="T6">}</text:span></text:span></text:p>
      <text:p text:style-name="P35"/>
      <text:p text:style-name="P35">Librerias</text:p>
      <text:p text:style-name="P21"><text:span text:style-name="kwd"><text:span text:style-name="T15">import</text:span></text:span><text:span text:style-name="pln"><text:span text:style-name="T6"> </text:span></text:span><text:span text:style-name="str"><text:span text:style-name="T12">'package:test/test.dart'</text:span></text:span><text:span text:style-name="pun"><text:span text:style-name="T6">;</text:span></text:span></text:p>
      <text:p text:style-name="P35"/>
      <text:p text:style-name="P21"><text:span text:style-name="kwd"><text:span text:style-name="T15">import</text:span></text:span><text:span text:style-name="pln"><text:span text:style-name="T6"> </text:span></text:span><text:span text:style-name="str"><text:span text:style-name="T12">'package:lib1/lib1.dart'</text:span></text:span><text:span text:style-name="pun"><text:span text:style-name="T6">;</text:span></text:span></text:p>
      <text:p text:style-name="P21"><text:span text:style-name="kwd"><text:span text:style-name="T15">import</text:span></text:span><text:span text:style-name="pln"><text:span text:style-name="T6"> </text:span></text:span><text:span text:style-name="str"><text:span text:style-name="T12">'package:lib2/lib2.dart'</text:span></text:span><text:span text:style-name="pln"><text:span text:style-name="T6"> </text:span></text:span><text:span text:style-name="kwd"><text:span text:style-name="T15">as</text:span></text:span><text:span text:style-name="pln"><text:span text:style-name="T6"> lib2</text:span></text:span><text:span text:style-name="pun"><text:span text:style-name="T6">;</text:span></text:span></text:p>
      <text:p text:style-name="P22"><text:span text:style-name="pln"/></text:p>
      <text:p text:style-name="P21"><text:span text:style-name="com"><text:span text:style-name="T4">// Uses Element from lib1.</text:span></text:span></text:p>
      <text:p text:style-name="P21"><text:span text:style-name="typ"><text:span text:style-name="T10">Element</text:span></text:span><text:span text:style-name="pln"><text:span text:style-name="T6"> element1 </text:span></text:span><text:span text:style-name="pun"><text:span text:style-name="T6">=</text:span></text:span><text:span text:style-name="pln"><text:span text:style-name="T6"> </text:span></text:span><text:span text:style-name="kwd"><text:span text:style-name="T15">new</text:span></text:span><text:span text:style-name="pln"><text:span text:style-name="T6"> </text:span></text:span><text:span text:style-name="typ"><text:span text:style-name="T10">Element</text:span></text:span><text:span text:style-name="pun"><text:span text:style-name="T6">();</text:span></text:span></text:p>
      <text:p text:style-name="P22"><text:span text:style-name="pln"/></text:p>
      <text:p text:style-name="P21"><text:span text:style-name="com"><text:span text:style-name="T4">// Uses Element from lib2.</text:span></text:span></text:p>
      <text:p text:style-name="P21"><text:span text:style-name="pln"><text:span text:style-name="T6">lib2</text:span></text:span><text:span text:style-name="pun"><text:span text:style-name="T6">.</text:span></text:span><text:span text:style-name="typ"><text:span text:style-name="T10">Element</text:span></text:span><text:span text:style-name="pln"><text:span text:style-name="T6"> element2 </text:span></text:span><text:span text:style-name="pun"><text:span text:style-name="T6">=</text:span></text:span><text:span text:style-name="pln"><text:span text:style-name="T6"> </text:span></text:span><text:span text:style-name="kwd"><text:span text:style-name="T15">new</text:span></text:span><text:span text:style-name="pln"><text:span text:style-name="T6"> lib2</text:span></text:span><text:span text:style-name="pun"><text:span text:style-name="T6">.</text:span></text:span><text:span text:style-name="typ"><text:span text:style-name="T10">Element</text:span></text:span><text:span text:style-name="pun"><text:span text:style-name="T6">(</text:span></text:span></text:p>
      <text:p text:style-name="P30"/>
      <text:p text:style-name="P38"/>
      <text:p text:style-name="P21"><text:span text:style-name="com"><text:span text:style-name="T4">// Import only foo.</text:span></text:span></text:p>
      <text:p text:style-name="P21"><text:span text:style-name="kwd"><text:span text:style-name="T15">import</text:span></text:span><text:span text:style-name="pln"><text:span text:style-name="T6"> </text:span></text:span><text:span text:style-name="str"><text:span text:style-name="T12">'package:lib1/lib1.dart'</text:span></text:span><text:span text:style-name="pln"><text:span text:style-name="T6"> </text:span></text:span><text:span text:style-name="kwd"><text:span text:style-name="T15">show</text:span></text:span><text:span text:style-name="pln"><text:span text:style-name="T6"> foo</text:span></text:span><text:span text:style-name="pun"><text:span text:style-name="T6">;</text:span></text:span></text:p>
      <text:p text:style-name="P22"><text:span text:style-name="pln"/></text:p>
      <text:p text:style-name="P21"><text:span text:style-name="com"><text:span text:style-name="T4">// Import all names EXCEPT foo.</text:span></text:span></text:p>
      <text:p text:style-name="P21"><text:span text:style-name="kwd"><text:span text:style-name="T15">import</text:span></text:span><text:span text:style-name="pln"><text:span text:style-name="T6"> </text:span></text:span><text:span text:style-name="str"><text:span text:style-name="T12">'package:lib2/lib2.dart'</text:span></text:span><text:span text:style-name="pln"><text:span text:style-name="T6"> </text:span></text:span><text:span text:style-name="kwd"><text:span text:style-name="T15">hide</text:span></text:span><text:span text:style-name="pln"><text:span text:style-name="T6"> foo</text:span></text:span><text:span text:style-name="pun"><text:span text:style-name="T6">;</text:span></text:span></text:p>
      <text:p text:style-name="P35"/>
      <text:p text:style-name="P35">Lazily loading a library</text:p>
      <text:p text:style-name="P21"><text:span text:style-name="kwd"><text:span text:style-name="T15">import</text:span></text:span><text:span text:style-name="pln"><text:span text:style-name="T6"> </text:span></text:span><text:span text:style-name="str"><text:span text:style-name="T12">'package:greetings/hello.dart'</text:span></text:span><text:span text:style-name="pln"><text:span text:style-name="T6"> deferred </text:span></text:span><text:span text:style-name="kwd"><text:span text:style-name="T15">as</text:span></text:span><text:span text:style-name="pln"><text:span text:style-name="T6"> hello</text:span></text:span><text:span text:style-name="pun"><text:span text:style-name="T6">;</text:span></text:span></text:p>
      <text:p text:style-name="P35"/>
      <text:p text:style-name="P21"><text:span text:style-name="typ"><text:span text:style-name="T10">Future</text:span></text:span><text:span text:style-name="pln"><text:span text:style-name="T6"> greet</text:span></text:span><text:span text:style-name="pun"><text:span text:style-name="T6">()</text:span></text:span><text:span text:style-name="pln"><text:span text:style-name="T6"> </text:span></text:span><text:span text:style-name="kwd"><text:span text:style-name="T15">async</text:span></text:span><text:span text:style-name="pln"><text:span text:style-name="T6"> </text:span></text:span><text:span text:style-name="pun"><text:span text:style-name="T6">{</text:span></text:span></text:p>
      <text:p text:style-name="P21"><text:span text:style-name="pln"><text:span text:style-name="T6"><text:s text:c="2"/></text:span></text:span><text:span text:style-name="kwd"><text:span text:style-name="T15">await</text:span></text:span><text:span text:style-name="pln"><text:span text:style-name="T6"> hello</text:span></text:span><text:span text:style-name="pun"><text:span text:style-name="T6">.</text:span></text:span><text:span text:style-name="pln"><text:span text:style-name="T6">loadLibrary</text:span></text:span><text:span text:style-name="pun"><text:span text:style-name="T6">();</text:span></text:span></text:p>
      <text:p text:style-name="P21"><text:span text:style-name="pln"><text:span text:style-name="T6"><text:s text:c="2"/>hello</text:span></text:span><text:span text:style-name="pun"><text:span text:style-name="T6">.</text:span></text:span><text:span text:style-name="pln"><text:span text:style-name="T6">printGreeting</text:span></text:span><text:span text:style-name="pun"><text:span text:style-name="T6">();</text:span></text:span></text:p>
      <text:p text:style-name="P21"><text:span text:style-name="pun"><text:span text:style-name="T6">}</text:span></text:span></text:p>
      <text:p text:style-name="P35"/>
      <text:p text:style-name="P35">Futuros</text:p>
      <text:p text:style-name="P21"><text:span text:style-name="typ"><text:span text:style-name="T10">Future</text:span></text:span><text:span text:style-name="pln"><text:span text:style-name="T6"> checkVersion</text:span></text:span><text:span text:style-name="pun"><text:span text:style-name="T6">()</text:span></text:span><text:span text:style-name="pln"><text:span text:style-name="T6"> </text:span></text:span><text:span text:style-name="kwd"><text:span text:style-name="T16">async</text:span></text:span><text:span text:style-name="pln"><text:span text:style-name="T6"> </text:span></text:span><text:span text:style-name="pun"><text:span text:style-name="T6">{</text:span></text:span></text:p>
      <text:p text:style-name="P21"><text:span text:style-name="pln"><text:span text:style-name="T6"><text:s text:c="2"/></text:span></text:span><text:span text:style-name="kwd"><text:span text:style-name="T15">var</text:span></text:span><text:span text:style-name="pln"><text:span text:style-name="T6"> version </text:span></text:span><text:span text:style-name="pun"><text:span text:style-name="T6">=</text:span></text:span><text:span text:style-name="pln"><text:span text:style-name="T6"> </text:span></text:span><text:span text:style-name="kwd"><text:span text:style-name="T16">await</text:span></text:span><text:span text:style-name="pln"><text:span text:style-name="T6"> lookUpVersion</text:span></text:span><text:span text:style-name="pun"><text:span text:style-name="T6">();</text:span></text:span></text:p>
      <text:p text:style-name="P21"><text:span text:style-name="pln"><text:span text:style-name="T6"><text:s text:c="2"/></text:span></text:span><text:span text:style-name="com"><text:span text:style-name="T4">// Do something with version</text:span></text:span></text:p>
      <text:p text:style-name="P21"><text:span text:style-name="pun"><text:span text:style-name="T6">}</text:span></text:span></text:p>
      <text:p text:style-name="P35"/>
      <text:p text:style-name="P21"><text:span text:style-name="kwd"><text:span text:style-name="T15">try</text:span></text:span><text:span text:style-name="pln"><text:span text:style-name="T6"> </text:span></text:span><text:span text:style-name="pun"><text:span text:style-name="T6">{</text:span></text:span></text:p>
      <text:p text:style-name="P21"><text:span text:style-name="pln"><text:span text:style-name="T6"><text:s text:c="2"/>version </text:span></text:span><text:span text:style-name="pun"><text:span text:style-name="T6">=</text:span></text:span><text:span text:style-name="pln"><text:span text:style-name="T6"> </text:span></text:span><text:span text:style-name="kwd"><text:span text:style-name="T15">await</text:span></text:span><text:span text:style-name="pln"><text:span text:style-name="T6"> lookUpVersion</text:span></text:span><text:span text:style-name="pun"><text:span text:style-name="T6">();</text:span></text:span></text:p>
      <text:p text:style-name="P21"><text:span text:style-name="pun"><text:span text:style-name="T6">}</text:span></text:span><text:span text:style-name="pln"><text:span text:style-name="T6"> </text:span></text:span><text:span text:style-name="kwd"><text:span text:style-name="T15">catch</text:span></text:span><text:span text:style-name="pln"><text:span text:style-name="T6"> </text:span></text:span><text:span text:style-name="pun"><text:span text:style-name="T6">(</text:span></text:span><text:span text:style-name="pln"><text:span text:style-name="T6">e</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2"/></text:span></text:span><text:span text:style-name="com"><text:span text:style-name="T4">// React to inability to look up the version</text:span></text:span></text:p>
      <text:p text:style-name="P21"><text:span text:style-name="pun"><text:span text:style-name="T6">}</text:span></text:span></text:p>
      <text:p text:style-name="P35"/>
      <text:p text:style-name="P21"><text:span text:style-name="kwd"><text:span text:style-name="T15">var</text:span></text:span><text:span text:style-name="pln"><text:span text:style-name="T6"> entrypoint </text:span></text:span><text:span text:style-name="pun"><text:span text:style-name="T6">=</text:span></text:span><text:span text:style-name="pln"><text:span text:style-name="T6"> </text:span></text:span><text:span text:style-name="kwd"><text:span text:style-name="T15">await</text:span></text:span><text:span text:style-name="pln"><text:span text:style-name="T6"> findEntrypoint</text:span></text:span><text:span text:style-name="pun"><text:span text:style-name="T6">();</text:span></text:span></text:p>
      <text:p text:style-name="P21"><text:span text:style-name="kwd"><text:span text:style-name="T15">var</text:span></text:span><text:span text:style-name="pln"><text:span text:style-name="T6"> exitCode </text:span></text:span><text:span text:style-name="pun"><text:span text:style-name="T6">=</text:span></text:span><text:span text:style-name="pln"><text:span text:style-name="T6"> </text:span></text:span><text:span text:style-name="kwd"><text:span text:style-name="T15">await</text:span></text:span><text:span text:style-name="pln"><text:span text:style-name="T6"> runExecutable</text:span></text:span><text:span text:style-name="pun"><text:span text:style-name="T6">(</text:span></text:span><text:span text:style-name="pln"><text:span text:style-name="T6">entrypoint</text:span></text:span><text:span text:style-name="pun"><text:span text:style-name="T6">,</text:span></text:span><text:span text:style-name="pln"><text:span text:style-name="T6"> args</text:span></text:span><text:span text:style-name="pun"><text:span text:style-name="T6">);</text:span></text:span></text:p>
      <text:p text:style-name="P21"><text:span text:style-name="kwd"><text:span text:style-name="T15">await</text:span></text:span><text:span text:style-name="pln"><text:span text:style-name="T6"> flushThenExit</text:span></text:span><text:span text:style-name="pun"><text:span text:style-name="T6">(</text:span></text:span><text:span text:style-name="pln"><text:span text:style-name="T6">exitCode</text:span></text:span><text:span text:style-name="pun"><text:span text:style-name="T6">);</text:span></text:span></text:p>
      <text:p text:style-name="P35"/>
      <text:p text:style-name="P30"/>
      <text:p text:style-name="P23"><text:span text:style-name="typ"><text:span text:style-name="T10">función normal</text:span></text:span></text:p>
      <text:p text:style-name="P21"><text:span text:style-name="typ"><text:span text:style-name="T10">String</text:span></text:span><text:span text:style-name="pln"><text:span text:style-name="T6"> lookUpVersion</text:span></text:span><text:span text:style-name="pun"><text:span text:style-name="T6">()</text:span></text:span><text:span text:style-name="pln"><text:span text:style-name="T6"> </text:span></text:span><text:span text:style-name="pun"><text:span text:style-name="T6">=&gt;</text:span></text:span><text:span text:style-name="pln"><text:span text:style-name="T6"> </text:span></text:span><text:span text:style-name="str"><text:span text:style-name="T12">'1.0.0'</text:span></text:span><text:span text:style-name="pun"><text:span text:style-name="T6">;</text:span></text:span></text:p>
      <text:p text:style-name="P35">asincronica</text:p>
      <text:p text:style-name="P21"><text:span text:style-name="typ"><text:span text:style-name="T10">Future</text:span></text:span><text:span text:style-name="pun"><text:span text:style-name="T6">&lt;</text:span></text:span><text:span text:style-name="typ"><text:span text:style-name="T10">String</text:span></text:span><text:span text:style-name="pun"><text:span text:style-name="T6">&gt;</text:span></text:span><text:span text:style-name="pln"><text:span text:style-name="T6"> lookUpVersion</text:span></text:span><text:span text:style-name="pun"><text:span text:style-name="T6">()</text:span></text:span><text:span text:style-name="pln"><text:span text:style-name="T6"> </text:span></text:span><text:span text:style-name="kwd"><text:span text:style-name="T15">async</text:span></text:span><text:span text:style-name="pln"><text:span text:style-name="T6"> </text:span></text:span><text:span text:style-name="pun"><text:span text:style-name="T6">=&gt;</text:span></text:span><text:span text:style-name="pln"><text:span text:style-name="T6"> </text:span></text:span><text:span text:style-name="str"><text:span text:style-name="T12">'1.0.0'</text:span></text:span><text:span text:style-name="pun"><text:span text:style-name="T6">;</text:span></text:span></text:p>
      <text:p text:style-name="P35"/>
      <text:p text:style-name="P35">Un Loop</text:p>
      <text:p text:style-name="P21"><text:span text:style-name="kwd"><text:span text:style-name="T15">await</text:span></text:span><text:span text:style-name="pln"><text:span text:style-name="T6"> </text:span></text:span><text:span text:style-name="kwd"><text:span text:style-name="T15">for</text:span></text:span><text:span text:style-name="pln"><text:span text:style-name="T6"> </text:span></text:span><text:span text:style-name="pun"><text:span text:style-name="T6">(</text:span></text:span><text:span text:style-name="pln"><text:span text:style-name="T6">varOrType identifier </text:span></text:span><text:span text:style-name="kwd"><text:span text:style-name="T15">in</text:span></text:span><text:span text:style-name="pln"><text:span text:style-name="T6"> expression</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2"/></text:span></text:span><text:span text:style-name="com"><text:span text:style-name="T4">// Executes each time the stream emits a value.</text:span></text:span></text:p>
      <text:p text:style-name="P21"><text:span text:style-name="pun"><text:span text:style-name="T6">}</text:span></text:span></text:p>
      <text:p text:style-name="P35"/>
      <text:p text:style-name="P35"/>
      <text:h text:style-name="Heading_20_2" text:outline-level="2">Generadores</text:h>
      <text:p text:style-name="Standard">Una colección de valores, o "elementos", a los que se puede acceder de forma secuencial.</text:p>
      <text:list xml:id="list1267143237" text:style-name="WWNum5">
        <text:list-item>
          <text:p text:style-name="P42"><text:span text:style-name="Strong"><text:span text:style-name="T23">Synchronous</text:span></text:span><text:span text:style-name="T23"> generator: Returns an </text:span><text:a xlink:type="simple" xlink:href="https://api.dartlang.org/stable/dart-core/Iterable-class.html" text:style-name="ListLabel_20_32" text:visited-style-name="ListLabel_20_32"><text:span text:style-name="Internet_20_link"><text:span text:style-name="T39">Iterable</text:span></text:span></text:a><text:span text:style-name="T23"> object.</text:span></text:p>
        </text:list-item>
        <text:list-item>
          <text:p text:style-name="P43"><text:span text:style-name="Strong"><text:span text:style-name="T23">Asynchronous</text:span></text:span><text:span text:style-name="T23"> generator: Returns a </text:span><text:a xlink:type="simple" xlink:href="https://api.dartlang.org/stable/dart-async/Stream-class.html" text:style-name="ListLabel_20_32" text:visited-style-name="ListLabel_20_32"><text:span text:style-name="Internet_20_link"><text:span text:style-name="T39">Stream</text:span></text:span></text:a><text:span text:style-name="T23"> object.</text:span></text:p>
        </text:list-item>
      </text:list>
      <text:p text:style-name="P35"/>
      <text:p text:style-name="P35"/>
      <text:p text:style-name="P21"><text:span text:style-name="typ"><text:span text:style-name="T10">Iterable</text:span></text:span><text:span text:style-name="pun"><text:span text:style-name="T6">&lt;</text:span></text:span><text:span text:style-name="typ"><text:span text:style-name="T10">int</text:span></text:span><text:span text:style-name="pun"><text:span text:style-name="T6">&gt;</text:span></text:span><text:span text:style-name="pln"><text:span text:style-name="T6"> naturalsTo</text:span></text:span><text:span text:style-name="pun"><text:span text:style-name="T6">(</text:span></text:span><text:span text:style-name="typ"><text:span text:style-name="T10">int</text:span></text:span><text:span text:style-name="pln"><text:span text:style-name="T6"> n</text:span></text:span><text:span text:style-name="pun"><text:span text:style-name="T6">)</text:span></text:span><text:span text:style-name="pln"><text:span text:style-name="T6"> </text:span></text:span><text:span text:style-name="kwd"><text:span text:style-name="T15">sync</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2"/></text:span></text:span><text:span text:style-name="typ"><text:span text:style-name="T10">int</text:span></text:span><text:span text:style-name="pln"><text:span text:style-name="T6"> k </text:span></text:span><text:span text:style-name="pun"><text:span text:style-name="T6">=</text:span></text:span><text:span text:style-name="pln"><text:span text:style-name="T6"> </text:span></text:span><text:span text:style-name="lit"><text:span text:style-name="T18">0</text:span></text:span><text:span text:style-name="pun"><text:span text:style-name="T6">;</text:span></text:span></text:p>
      <text:p text:style-name="P21"><text:span text:style-name="pln"><text:span text:style-name="T6"><text:s text:c="2"/></text:span></text:span><text:span text:style-name="kwd"><text:span text:style-name="T15">while</text:span></text:span><text:span text:style-name="pln"><text:span text:style-name="T6"> </text:span></text:span><text:span text:style-name="pun"><text:span text:style-name="T6">(</text:span></text:span><text:span text:style-name="pln"><text:span text:style-name="T6">k </text:span></text:span><text:span text:style-name="pun"><text:span text:style-name="T6">&lt;</text:span></text:span><text:span text:style-name="pln"><text:span text:style-name="T6"> n</text:span></text:span><text:span text:style-name="pun"><text:span text:style-name="T6">)</text:span></text:span><text:span text:style-name="pln"><text:span text:style-name="T6"> yield k</text:span></text:span><text:span text:style-name="pun"><text:span text:style-name="T6">++;</text:span></text:span></text:p>
      <text:p text:style-name="P21"><text:span text:style-name="pun"><text:span text:style-name="T6">}</text:span></text:span></text:p>
      <text:p text:style-name="P35"/>
      <text:p text:style-name="P21"><text:span text:style-name="typ"><text:span text:style-name="T10">Iterable</text:span></text:span><text:span text:style-name="pun"><text:span text:style-name="T6">&lt;</text:span></text:span><text:span text:style-name="typ"><text:span text:style-name="T10">int</text:span></text:span><text:span text:style-name="pun"><text:span text:style-name="T6">&gt;</text:span></text:span><text:span text:style-name="pln"><text:span text:style-name="T6"> naturalsTo</text:span></text:span><text:span text:style-name="pun"><text:span text:style-name="T6">(</text:span></text:span><text:span text:style-name="typ"><text:span text:style-name="T10">int</text:span></text:span><text:span text:style-name="pln"><text:span text:style-name="T6"> n</text:span></text:span><text:span text:style-name="pun"><text:span text:style-name="T6">)</text:span></text:span><text:span text:style-name="pln"><text:span text:style-name="T6"> </text:span></text:span><text:span text:style-name="kwd"><text:span text:style-name="T15">sync</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2"/></text:span></text:span><text:span text:style-name="typ"><text:span text:style-name="T10">int</text:span></text:span><text:span text:style-name="pln"><text:span text:style-name="T6"> k </text:span></text:span><text:span text:style-name="pun"><text:span text:style-name="T6">=</text:span></text:span><text:span text:style-name="pln"><text:span text:style-name="T6"> </text:span></text:span><text:span text:style-name="lit"><text:span text:style-name="T18">0</text:span></text:span><text:span text:style-name="pun"><text:span text:style-name="T6">;</text:span></text:span></text:p>
      <text:p text:style-name="P21"><text:span text:style-name="pln"><text:span text:style-name="T6"><text:s text:c="2"/></text:span></text:span><text:span text:style-name="kwd"><text:span text:style-name="T15">while</text:span></text:span><text:span text:style-name="pln"><text:span text:style-name="T6"> </text:span></text:span><text:span text:style-name="pun"><text:span text:style-name="T6">(</text:span></text:span><text:span text:style-name="pln"><text:span text:style-name="T6">k </text:span></text:span><text:span text:style-name="pun"><text:span text:style-name="T6">&lt;</text:span></text:span><text:span text:style-name="pln"><text:span text:style-name="T6"> n</text:span></text:span><text:span text:style-name="pun"><text:span text:style-name="T6">)</text:span></text:span><text:span text:style-name="pln"><text:span text:style-name="T6"> yield k</text:span></text:span><text:span text:style-name="pun"><text:span text:style-name="T6">++;</text:span></text:span></text:p>
      <text:p text:style-name="P21"><text:span text:style-name="pun"><text:span text:style-name="T6">}</text:span></text:span></text:p>
      <text:p text:style-name="P35"><text:a xlink:type="simple" xlink:href="https://www.dartlang.org/articles/language/beyond-async" text:style-name="ListLabel_20_31" text:visited-style-name="ListLabel_20_31"><text:span text:style-name="Internet_20_link">Ver mas</text:span></text:a></text:p>
      <text:p text:style-name="P30"/>
      <text:h text:style-name="P4" text:outline-level="2">Funciones callable, permite que se use como una función</text:h>
      <text:p text:style-name="P35"/>
      <text:p text:style-name="P35">class WannabeFunction {</text:p>
      <text:p text:style-name="P35"><text:s text:c="2"/>call(String a, String b, String c) =&gt; '$a $b $c!';</text:p>
      <text:p text:style-name="P35">}</text:p>
      <text:p text:style-name="P35"/>
      <text:p text:style-name="P35">main() {</text:p>
      <text:p text:style-name="P35"><text:s text:c="2"/>var wf = new WannabeFunction();</text:p>
      <text:p text:style-name="P35"><text:s text:c="2"/>var out = wf("Hi","there,","gang");</text:p>
      <text:p text:style-name="P35"><text:s text:c="2"/>print('$out');</text:p>
      <text:p text:style-name="P35">}</text:p>
      <text:p text:style-name="P35"/>
      <text:p text:style-name="P35"/>
      <text:h text:style-name="Heading_20_2" text:outline-level="2">Typedefs</text:h>
      <text:p text:style-name="P35">En Dart, las funciones son objetos, al igual que las cadenas y los números son objetos. Un typedef o alias de tipo de función le da a una función un nombre que puede usar al declarar campos y devolver tipos. Un typedef conserva información de tipo cuando se asigna un tipo de función a una variable.</text:p>
      <text:p text:style-name="P35"/>
      <text:p text:style-name="P35">Considere el siguiente código, que no usa un typedef:</text:p>
      <text:p text:style-name="P35"/>
      <text:p text:style-name="P21"><text:span text:style-name="kwd"><text:span text:style-name="T15">class</text:span></text:span><text:span text:style-name="pln"><text:span text:style-name="T6"> </text:span></text:span><text:span text:style-name="typ"><text:span text:style-name="T10">SortedCollection</text:span></text:span><text:span text:style-name="pln"><text:span text:style-name="T6"> </text:span></text:span><text:span text:style-name="pun"><text:span text:style-name="T6">{</text:span></text:span></text:p>
      <text:p text:style-name="P21"><text:span text:style-name="pln"><text:span text:style-name="T6"><text:s text:c="2"/></text:span></text:span><text:span text:style-name="typ"><text:span text:style-name="T10">Function</text:span></text:span><text:span text:style-name="pln"><text:span text:style-name="T6"> compare</text:span></text:span><text:span text:style-name="pun"><text:span text:style-name="T6">;</text:span></text:span></text:p>
      <text:p text:style-name="P22"><text:span text:style-name="pln"/></text:p>
      <text:p text:style-name="P21"><text:span text:style-name="pln"><text:span text:style-name="T6"><text:s text:c="2"/></text:span></text:span><text:span text:style-name="typ"><text:span text:style-name="T10">SortedCollection</text:span></text:span><text:span text:style-name="pun"><text:span text:style-name="T6">(</text:span></text:span><text:span text:style-name="typ"><text:span text:style-name="T10">int</text:span></text:span><text:span text:style-name="pln"><text:span text:style-name="T6"> f</text:span></text:span><text:span text:style-name="pun"><text:span text:style-name="T6">(</text:span></text:span><text:span text:style-name="typ"><text:span text:style-name="T10">Object</text:span></text:span><text:span text:style-name="pln"><text:span text:style-name="T6"> a</text:span></text:span><text:span text:style-name="pun"><text:span text:style-name="T6">,</text:span></text:span><text:span text:style-name="pln"><text:span text:style-name="T6"> </text:span></text:span><text:span text:style-name="typ"><text:span text:style-name="T10">Object</text:span></text:span><text:span text:style-name="pln"><text:span text:style-name="T6"> b</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4"/>compare </text:span></text:span><text:span text:style-name="pun"><text:span text:style-name="T6">=</text:span></text:span><text:span text:style-name="pln"><text:span text:style-name="T6"> f</text:span></text:span><text:span text:style-name="pun"><text:span text:style-name="T6">;</text:span></text:span></text:p>
      <text:p text:style-name="P21"><text:span text:style-name="pln"><text:span text:style-name="T6"><text:s text:c="2"/></text:span></text:span><text:span text:style-name="pun"><text:span text:style-name="T6">}</text:span></text:span></text:p>
      <text:p text:style-name="P21"><text:span text:style-name="pun"><text:span text:style-name="T6">}</text:span></text:span></text:p>
      <text:p text:style-name="P22"><text:span text:style-name="pln"/></text:p>
      <text:p text:style-name="P21"><text:span text:style-name="com"><text:span text:style-name="T4">// Initial, broken implementation.</text:span></text:span></text:p>
      <text:p text:style-name="P21"><text:span text:style-name="typ"><text:span text:style-name="T10">int</text:span></text:span><text:span text:style-name="pln"><text:span text:style-name="T6"> sort</text:span></text:span><text:span text:style-name="pun"><text:span text:style-name="T6">(</text:span></text:span><text:span text:style-name="typ"><text:span text:style-name="T10">Object</text:span></text:span><text:span text:style-name="pln"><text:span text:style-name="T6"> a</text:span></text:span><text:span text:style-name="pun"><text:span text:style-name="T6">,</text:span></text:span><text:span text:style-name="pln"><text:span text:style-name="T6"> </text:span></text:span><text:span text:style-name="typ"><text:span text:style-name="T10">Object</text:span></text:span><text:span text:style-name="pln"><text:span text:style-name="T6"> b</text:span></text:span><text:span text:style-name="pun"><text:span text:style-name="T6">)</text:span></text:span><text:span text:style-name="pln"><text:span text:style-name="T6"> </text:span></text:span><text:span text:style-name="pun"><text:span text:style-name="T6">=&gt;</text:span></text:span><text:span text:style-name="pln"><text:span text:style-name="T6"> </text:span></text:span><text:span text:style-name="lit"><text:span text:style-name="T18">0</text:span></text:span><text:span text:style-name="pun"><text:span text:style-name="T6">;</text:span></text:span></text:p>
      <text:p text:style-name="P22"><text:span text:style-name="pln"/></text:p>
      <text:p text:style-name="P21"><text:span text:style-name="typ"><text:span text:style-name="T10">void</text:span></text:span><text:span text:style-name="pln"><text:span text:style-name="T6"> main</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2"/></text:span></text:span><text:span text:style-name="typ"><text:span text:style-name="T10">SortedCollection</text:span></text:span><text:span text:style-name="pln"><text:span text:style-name="T6"> coll </text:span></text:span><text:span text:style-name="pun"><text:span text:style-name="T6">=</text:span></text:span><text:span text:style-name="pln"><text:span text:style-name="T6"> </text:span></text:span><text:span text:style-name="kwd"><text:span text:style-name="T15">new</text:span></text:span><text:span text:style-name="pln"><text:span text:style-name="T6"> </text:span></text:span><text:span text:style-name="typ"><text:span text:style-name="T10">SortedCollection</text:span></text:span><text:span text:style-name="pun"><text:span text:style-name="T6">(</text:span></text:span><text:span text:style-name="pln"><text:span text:style-name="T6">sort</text:span></text:span><text:span text:style-name="pun"><text:span text:style-name="T6">);</text:span></text:span></text:p>
      <text:p text:style-name="P22"><text:span text:style-name="pln"/></text:p>
      <text:p text:style-name="P21"><text:span text:style-name="pln"><text:span text:style-name="T6"><text:s text:c="2"/></text:span></text:span><text:span text:style-name="com"><text:span text:style-name="T4">// All we know is that compare is a function,</text:span></text:span></text:p>
      <text:p text:style-name="P21"><text:span text:style-name="pln"><text:span text:style-name="T6"><text:s text:c="2"/></text:span></text:span><text:span text:style-name="com"><text:span text:style-name="T4">// but what type of function?</text:span></text:span></text:p>
      <text:p text:style-name="P21"><text:soft-page-break/><text:span text:style-name="pln"><text:span text:style-name="T6"><text:s text:c="2"/></text:span></text:span><text:span text:style-name="kwd"><text:span text:style-name="T15">assert</text:span></text:span><text:span text:style-name="pun"><text:span text:style-name="T6">(</text:span></text:span><text:span text:style-name="pln"><text:span text:style-name="T6">coll</text:span></text:span><text:span text:style-name="pun"><text:span text:style-name="T6">.</text:span></text:span><text:span text:style-name="pln"><text:span text:style-name="T6">compare </text:span></text:span><text:span text:style-name="kwd"><text:span text:style-name="T15">is</text:span></text:span><text:span text:style-name="pln"><text:span text:style-name="T6"> </text:span></text:span><text:span text:style-name="typ"><text:span text:style-name="T10">Function</text:span></text:span><text:span text:style-name="pun"><text:span text:style-name="T6">);</text:span></text:span></text:p>
      <text:p text:style-name="P21"><text:span text:style-name="pun"><text:span text:style-name="T6">}</text:span></text:span></text:p>
      <text:p text:style-name="P35">Con typedef</text:p>
      <text:p text:style-name="P21"><text:span text:style-name="kwd"><text:span text:style-name="T15">typedef</text:span></text:span><text:span text:style-name="pln"><text:span text:style-name="T6"> </text:span></text:span><text:span text:style-name="typ"><text:span text:style-name="T10">int</text:span></text:span><text:span text:style-name="pln"><text:span text:style-name="T6"> </text:span></text:span><text:span text:style-name="typ"><text:span text:style-name="T10">Compare</text:span></text:span><text:span text:style-name="pun"><text:span text:style-name="T6">(</text:span></text:span><text:span text:style-name="typ"><text:span text:style-name="T10">Object</text:span></text:span><text:span text:style-name="pln"><text:span text:style-name="T6"> a</text:span></text:span><text:span text:style-name="pun"><text:span text:style-name="T6">,</text:span></text:span><text:span text:style-name="pln"><text:span text:style-name="T6"> </text:span></text:span><text:span text:style-name="typ"><text:span text:style-name="T10">Object</text:span></text:span><text:span text:style-name="pln"><text:span text:style-name="T6"> b</text:span></text:span><text:span text:style-name="pun"><text:span text:style-name="T6">);</text:span></text:span></text:p>
      <text:p text:style-name="P22"><text:span text:style-name="pln"/></text:p>
      <text:p text:style-name="P21"><text:span text:style-name="kwd"><text:span text:style-name="T15">class</text:span></text:span><text:span text:style-name="pln"><text:span text:style-name="T6"> </text:span></text:span><text:span text:style-name="typ"><text:span text:style-name="T10">SortedCollection</text:span></text:span><text:span text:style-name="pln"><text:span text:style-name="T6"> </text:span></text:span><text:span text:style-name="pun"><text:span text:style-name="T6">{</text:span></text:span></text:p>
      <text:p text:style-name="P21"><text:span text:style-name="pln"><text:span text:style-name="T6"><text:s text:c="2"/></text:span></text:span><text:span text:style-name="typ"><text:span text:style-name="T10">Compare</text:span></text:span><text:span text:style-name="pln"><text:span text:style-name="T6"> compare</text:span></text:span><text:span text:style-name="pun"><text:span text:style-name="T6">;</text:span></text:span></text:p>
      <text:p text:style-name="P22"><text:span text:style-name="pln"/></text:p>
      <text:p text:style-name="P21"><text:span text:style-name="pln"><text:span text:style-name="T6"><text:s text:c="2"/></text:span></text:span><text:span text:style-name="typ"><text:span text:style-name="T10">SortedCollection</text:span></text:span><text:span text:style-name="pun"><text:span text:style-name="T6">(</text:span></text:span><text:span text:style-name="kwd"><text:span text:style-name="T15">this</text:span></text:span><text:span text:style-name="pun"><text:span text:style-name="T6">.</text:span></text:span><text:span text:style-name="pln"><text:span text:style-name="T6">compare</text:span></text:span><text:span text:style-name="pun"><text:span text:style-name="T6">);</text:span></text:span></text:p>
      <text:p text:style-name="P21"><text:span text:style-name="pun"><text:span text:style-name="T6">}</text:span></text:span></text:p>
      <text:p text:style-name="P22"><text:span text:style-name="pln"/></text:p>
      <text:p text:style-name="P21"><text:span text:style-name="com"><text:span text:style-name="T4">// Initial, broken implementation.</text:span></text:span></text:p>
      <text:p text:style-name="P21"><text:span text:style-name="typ"><text:span text:style-name="T10">int</text:span></text:span><text:span text:style-name="pln"><text:span text:style-name="T6"> sort</text:span></text:span><text:span text:style-name="pun"><text:span text:style-name="T6">(</text:span></text:span><text:span text:style-name="typ"><text:span text:style-name="T10">Object</text:span></text:span><text:span text:style-name="pln"><text:span text:style-name="T6"> a</text:span></text:span><text:span text:style-name="pun"><text:span text:style-name="T6">,</text:span></text:span><text:span text:style-name="pln"><text:span text:style-name="T6"> </text:span></text:span><text:span text:style-name="typ"><text:span text:style-name="T10">Object</text:span></text:span><text:span text:style-name="pln"><text:span text:style-name="T6"> b</text:span></text:span><text:span text:style-name="pun"><text:span text:style-name="T6">)</text:span></text:span><text:span text:style-name="pln"><text:span text:style-name="T6"> </text:span></text:span><text:span text:style-name="pun"><text:span text:style-name="T6">=&gt;</text:span></text:span><text:span text:style-name="pln"><text:span text:style-name="T6"> </text:span></text:span><text:span text:style-name="lit"><text:span text:style-name="T18">0</text:span></text:span><text:span text:style-name="pun"><text:span text:style-name="T6">;</text:span></text:span></text:p>
      <text:p text:style-name="P22"><text:span text:style-name="pln"/></text:p>
      <text:p text:style-name="P21"><text:span text:style-name="typ"><text:span text:style-name="T10">void</text:span></text:span><text:span text:style-name="pln"><text:span text:style-name="T6"> main</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2"/></text:span></text:span><text:span text:style-name="typ"><text:span text:style-name="T10">SortedCollection</text:span></text:span><text:span text:style-name="pln"><text:span text:style-name="T6"> coll </text:span></text:span><text:span text:style-name="pun"><text:span text:style-name="T6">=</text:span></text:span><text:span text:style-name="pln"><text:span text:style-name="T6"> </text:span></text:span><text:span text:style-name="kwd"><text:span text:style-name="T15">new</text:span></text:span><text:span text:style-name="pln"><text:span text:style-name="T6"> </text:span></text:span><text:span text:style-name="typ"><text:span text:style-name="T10">SortedCollection</text:span></text:span><text:span text:style-name="pun"><text:span text:style-name="T6">(</text:span></text:span><text:span text:style-name="pln"><text:span text:style-name="T6">sort</text:span></text:span><text:span text:style-name="pun"><text:span text:style-name="T6">);</text:span></text:span></text:p>
      <text:p text:style-name="P21"><text:span text:style-name="pln"><text:span text:style-name="T6"><text:s text:c="2"/></text:span></text:span><text:span text:style-name="kwd"><text:span text:style-name="T15">assert</text:span></text:span><text:span text:style-name="pun"><text:span text:style-name="T6">(</text:span></text:span><text:span text:style-name="pln"><text:span text:style-name="T6">coll</text:span></text:span><text:span text:style-name="pun"><text:span text:style-name="T6">.</text:span></text:span><text:span text:style-name="pln"><text:span text:style-name="T6">compare </text:span></text:span><text:span text:style-name="kwd"><text:span text:style-name="T15">is</text:span></text:span><text:span text:style-name="pln"><text:span text:style-name="T6"> </text:span></text:span><text:span text:style-name="typ"><text:span text:style-name="T10">Function</text:span></text:span><text:span text:style-name="pun"><text:span text:style-name="T6">);</text:span></text:span></text:p>
      <text:p text:style-name="P21"><text:span text:style-name="pln"><text:span text:style-name="T6"><text:s text:c="2"/></text:span></text:span><text:span text:style-name="kwd"><text:span text:style-name="T15">assert</text:span></text:span><text:span text:style-name="pun"><text:span text:style-name="T6">(</text:span></text:span><text:span text:style-name="pln"><text:span text:style-name="T6">coll</text:span></text:span><text:span text:style-name="pun"><text:span text:style-name="T6">.</text:span></text:span><text:span text:style-name="pln"><text:span text:style-name="T6">compare </text:span></text:span><text:span text:style-name="kwd"><text:span text:style-name="T15">is</text:span></text:span><text:span text:style-name="pln"><text:span text:style-name="T6"> </text:span></text:span><text:span text:style-name="typ"><text:span text:style-name="T10">Compare</text:span></text:span><text:span text:style-name="pun"><text:span text:style-name="T6">);</text:span></text:span></text:p>
      <text:p text:style-name="P21"><text:span text:style-name="pun"><text:span text:style-name="T6">}</text:span></text:span></text:p>
      <text:p text:style-name="P35"/>
      <text:h text:style-name="Heading_20_2" text:outline-level="2"><text:span text:style-name="Strong"><text:span text:style-name="T41">New function type syntax:</text:span></text:span></text:h>
      <text:p text:style-name="Standard"> Dart 1.24 introduced a new form of function types, the <text:a xlink:type="simple" xlink:href="https://github.com/dart-lang/sdk/blob/master/docs/language/informal/generic-function-type-alias.md" text:style-name="ListLabel_20_33" text:visited-style-name="ListLabel_20_33"><text:span text:style-name="Internet_20_link"><text:span text:style-name="T40">generic function type alias.</text:span></text:span></text:a>You might use this feature if you pass around generic methods, define fields that are function types, or define arguments with generic function types. Here’s an example of using the new syntax:</text:p>
      <text:p text:style-name="Standard"><text:span text:style-name="kwd"><text:span text:style-name="T15">typedef</text:span></text:span><text:span text:style-name="pln"><text:span text:style-name="T6"> </text:span></text:span><text:span text:style-name="typ"><text:span text:style-name="T10">F</text:span></text:span><text:span text:style-name="pln"><text:span text:style-name="T6"> </text:span></text:span><text:span text:style-name="pun"><text:span text:style-name="T6">=</text:span></text:span><text:span text:style-name="pln"><text:span text:style-name="T6"> </text:span></text:span><text:span text:style-name="typ"><text:span text:style-name="T10">List</text:span></text:span><text:span text:style-name="pun"><text:span text:style-name="T6">&lt;</text:span></text:span><text:span text:style-name="typ"><text:span text:style-name="T10">T</text:span></text:span><text:span text:style-name="pun"><text:span text:style-name="T6">&gt;</text:span></text:span><text:span text:style-name="pln"><text:span text:style-name="T6"> </text:span></text:span><text:span text:style-name="typ"><text:span text:style-name="T10">Function</text:span></text:span><text:span text:style-name="pun"><text:span text:style-name="T6">&lt;</text:span></text:span><text:span text:style-name="typ"><text:span text:style-name="T10">T</text:span></text:span><text:span text:style-name="pun"><text:span text:style-name="T6">&gt;(</text:span></text:span><text:span text:style-name="typ"><text:span text:style-name="T10">T</text:span></text:span><text:span text:style-name="pun"><text:span text:style-name="T6">);</text:span></text:span></text:p>
      <text:p text:style-name="P35"><text:a xlink:type="simple" xlink:href="https://github.com/dart-lang/sdk/blob/master/docs/language/informal/generic-function-type-alias.md" text:style-name="ListLabel_20_31" text:visited-style-name="ListLabel_20_31"><text:span text:style-name="Internet_20_link">Ver mas</text:span></text:a></text:p>
      <text:p text:style-name="P35"/>
      <text:p text:style-name="P30"/>
      <text:h text:style-name="P4" text:outline-level="2">Metadata</text:h>
      <text:p text:style-name="P35">Dos metadata son disponibles <text:span text:style-name="T22"> </text:span><text:span text:style-name="HTML_20_Code"><text:span text:style-name="T33">@deprecated</text:span></text:span><text:span text:style-name="T22"> and </text:span><text:span text:style-name="HTML_20_Code"><text:span text:style-name="T33">@override y se pueden definir propios con @</text:span></text:span></text:p>
      <text:p text:style-name="P21"><text:span text:style-name="kwd"><text:span text:style-name="T15">class</text:span></text:span><text:span text:style-name="pln"><text:span text:style-name="T6"> </text:span></text:span><text:span text:style-name="typ"><text:span text:style-name="T10">Television</text:span></text:span><text:span text:style-name="pln"><text:span text:style-name="T6"> </text:span></text:span><text:span text:style-name="pun"><text:span text:style-name="T6">{</text:span></text:span></text:p>
      <text:p text:style-name="P21"><text:span text:style-name="pln"><text:span text:style-name="T6"><text:s text:c="2"/></text:span></text:span><text:span text:style-name="com"><text:span text:style-name="T4">/// _Deprecated: Use [turnOn] instead._</text:span></text:span></text:p>
      <text:p text:style-name="P21"><text:span text:style-name="pln"><text:span text:style-name="T6"><text:s text:c="2"/></text:span></text:span><text:span text:style-name="pln"><text:span text:style-name="T8">@deprecated</text:span></text:span></text:p>
      <text:p text:style-name="P21"><text:span text:style-name="pln"><text:span text:style-name="T6"><text:s text:c="2"/></text:span></text:span><text:span text:style-name="typ"><text:span text:style-name="T10">void</text:span></text:span><text:span text:style-name="pln"><text:span text:style-name="T6"> activate</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4"/>turnOn</text:span></text:span><text:span text:style-name="pun"><text:span text:style-name="T6">();</text:span></text:span></text:p>
      <text:p text:style-name="P21"><text:span text:style-name="pln"><text:span text:style-name="T6"><text:s text:c="2"/></text:span></text:span><text:span text:style-name="pun"><text:span text:style-name="T6">}</text:span></text:span></text:p>
      <text:p text:style-name="P22"><text:span text:style-name="pln"/></text:p>
      <text:p text:style-name="P21"><text:span text:style-name="pln"><text:span text:style-name="T6"><text:s text:c="2"/></text:span></text:span><text:span text:style-name="com"><text:span text:style-name="T4">/// Turns the TV's power on.</text:span></text:span></text:p>
      <text:p text:style-name="P21"><text:span text:style-name="pln"><text:span text:style-name="T6"><text:s text:c="2"/></text:span></text:span><text:span text:style-name="typ"><text:span text:style-name="T10">void</text:span></text:span><text:span text:style-name="pln"><text:span text:style-name="T6"> turnOn</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4"/></text:span></text:span><text:span text:style-name="com"><text:span text:style-name="T4">// ···</text:span></text:span></text:p>
      <text:p text:style-name="P21"><text:span text:style-name="pln"><text:span text:style-name="T6"><text:s text:c="2"/></text:span></text:span><text:span text:style-name="pun"><text:span text:style-name="T6">}</text:span></text:span></text:p>
      <text:p text:style-name="P21"><text:span text:style-name="pun"><text:span text:style-name="T6">}</text:span></text:span></text:p>
      <text:p text:style-name="P35"/>
      <text:p text:style-name="P35">Mi propia metadata</text:p>
      <text:p text:style-name="P35"/>
      <text:p text:style-name="P21"><text:span text:style-name="kwd"><text:span text:style-name="T15">library</text:span></text:span><text:span text:style-name="pln"><text:span text:style-name="T6"> todo</text:span></text:span><text:span text:style-name="pun"><text:span text:style-name="T6">;</text:span></text:span></text:p>
      <text:p text:style-name="P22"><text:span text:style-name="pln"/></text:p>
      <text:p text:style-name="P21"><text:span text:style-name="kwd"><text:span text:style-name="T15">class</text:span></text:span><text:span text:style-name="pln"><text:span text:style-name="T6"> </text:span></text:span><text:span text:style-name="typ"><text:span text:style-name="T10">Todo</text:span></text:span><text:span text:style-name="pln"><text:span text:style-name="T6"> </text:span></text:span><text:span text:style-name="pun"><text:span text:style-name="T6">{</text:span></text:span></text:p>
      <text:p text:style-name="P21"><text:span text:style-name="pln"><text:span text:style-name="T6"><text:s text:c="2"/></text:span></text:span><text:span text:style-name="kwd"><text:span text:style-name="T15">final</text:span></text:span><text:span text:style-name="pln"><text:span text:style-name="T6"> </text:span></text:span><text:span text:style-name="typ"><text:span text:style-name="T10">String</text:span></text:span><text:span text:style-name="pln"><text:span text:style-name="T6"> who</text:span></text:span><text:span text:style-name="pun"><text:span text:style-name="T6">;</text:span></text:span></text:p>
      <text:p text:style-name="P21"><text:span text:style-name="pln"><text:span text:style-name="T6"><text:s text:c="2"/></text:span></text:span><text:span text:style-name="kwd"><text:span text:style-name="T15">final</text:span></text:span><text:span text:style-name="pln"><text:span text:style-name="T6"> </text:span></text:span><text:span text:style-name="typ"><text:span text:style-name="T10">String</text:span></text:span><text:span text:style-name="pln"><text:span text:style-name="T6"> what</text:span></text:span><text:span text:style-name="pun"><text:span text:style-name="T6">;</text:span></text:span></text:p>
      <text:p text:style-name="P22"><text:span text:style-name="pln"/></text:p>
      <text:p text:style-name="P21"><text:span text:style-name="pln"><text:span text:style-name="T6"><text:s text:c="2"/></text:span></text:span><text:span text:style-name="kwd"><text:span text:style-name="T15">const</text:span></text:span><text:span text:style-name="pln"><text:span text:style-name="T6"> </text:span></text:span><text:span text:style-name="typ"><text:span text:style-name="T10">Todo</text:span></text:span><text:span text:style-name="pun"><text:span text:style-name="T6">(</text:span></text:span><text:span text:style-name="kwd"><text:span text:style-name="T15">this</text:span></text:span><text:span text:style-name="pun"><text:span text:style-name="T6">.</text:span></text:span><text:span text:style-name="pln"><text:span text:style-name="T6">who</text:span></text:span><text:span text:style-name="pun"><text:span text:style-name="T6">,</text:span></text:span><text:span text:style-name="pln"><text:span text:style-name="T6"> </text:span></text:span><text:span text:style-name="kwd"><text:span text:style-name="T15">this</text:span></text:span><text:span text:style-name="pun"><text:span text:style-name="T6">.</text:span></text:span><text:span text:style-name="pln"><text:span text:style-name="T6">what</text:span></text:span><text:span text:style-name="pun"><text:span text:style-name="T6">);</text:span></text:span></text:p>
      <text:p text:style-name="P21"><text:span text:style-name="pun"><text:span text:style-name="T6">}</text:span></text:span></text:p>
      <text:p text:style-name="P35"/>
      <text:p text:style-name="P35">Usandolo</text:p>
      <text:p text:style-name="P21"><text:span text:style-name="kwd"><text:span text:style-name="T15">import</text:span></text:span><text:span text:style-name="pln"><text:span text:style-name="T6"> </text:span></text:span><text:span text:style-name="str"><text:span text:style-name="T12">'todo.dart'</text:span></text:span><text:span text:style-name="pun"><text:span text:style-name="T6">;</text:span></text:span></text:p>
      <text:p text:style-name="P22"><text:span text:style-name="pln"/></text:p>
      <text:p text:style-name="P21"><text:span text:style-name="pln"><text:span text:style-name="T6">@</text:span></text:span><text:span text:style-name="typ"><text:span text:style-name="T10">Todo</text:span></text:span><text:span text:style-name="pun"><text:span text:style-name="T6">(</text:span></text:span><text:span text:style-name="str"><text:span text:style-name="T12">'seth'</text:span></text:span><text:span text:style-name="pun"><text:span text:style-name="T6">,</text:span></text:span><text:span text:style-name="pln"><text:span text:style-name="T6"> </text:span></text:span><text:span text:style-name="str"><text:span text:style-name="T12">'make this do something'</text:span></text:span><text:span text:style-name="pun"><text:span text:style-name="T6">)</text:span></text:span></text:p>
      <text:p text:style-name="P21"><text:span text:style-name="typ"><text:span text:style-name="T10">void</text:span></text:span><text:span text:style-name="pln"><text:span text:style-name="T6"> doSomething</text:span></text:span><text:span text:style-name="pun"><text:span text:style-name="T6">()</text:span></text:span><text:span text:style-name="pln"><text:span text:style-name="T6"> </text:span></text:span><text:span text:style-name="pun"><text:span text:style-name="T6">{</text:span></text:span></text:p>
      <text:p text:style-name="P21"><text:span text:style-name="pln"><text:span text:style-name="T6"><text:s text:c="2"/>print</text:span></text:span><text:span text:style-name="pun"><text:span text:style-name="T6">(</text:span></text:span><text:span text:style-name="str"><text:span text:style-name="T12">'do something'</text:span></text:span><text:span text:style-name="pun"><text:span text:style-name="T6">);</text:span></text:span></text:p>
      <text:p text:style-name="P21"><text:soft-page-break/><text:span text:style-name="pun"><text:span text:style-name="T6">}</text:span></text:span></text:p>
      <text:p text:style-name="P35"/>
      <text:h text:style-name="Heading_20_2" text:outline-level="2">Comentarios para documentacion</text:h>
      <text:p text:style-name="P16"><text:span text:style-name="T23">Comienzan con /// <text:s/>o bien /**</text:span></text:p>
      <text:p text:style-name="P16"><text:span text:style-name="T23">*.</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1" style:font-family-asian="'Times New Roman'" style:font-family-generic-asian="system" style:font-pitch-asian="variable" style:font-size-asian="10pt" style:language-asian="es" style:country-asian="CL"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L"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CL" style:font-name-complex="Courier New2" style:font-family-complex="'Courier New'" style:font-family-generic-complex="system" style:font-pitch-complex="variable" style:font-size-complex="10pt"/>
    </style:style>
    <style:style style:name="com" style:family="text" style:parent-style-name="Default_20_Paragraph_20_Font"/>
    <style:style style:name="pln" style:family="text" style:parent-style-name="Default_20_Paragraph_20_Font"/>
    <style:style style:name="pun" style:family="text" style:parent-style-name="Default_20_Paragraph_20_Font"/>
    <style:style style:name="typ" style:family="text" style:parent-style-name="Default_20_Paragraph_20_Font"/>
    <style:style style:name="str" style:family="text" style:parent-style-name="Default_20_Paragraph_20_Font"/>
    <style:style style:name="kwd" style:family="text" style:parent-style-name="Default_20_Paragraph_20_Font"/>
    <style:style style:name="lit"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l1" style:family="text" style:parent-style-name="Default_20_Paragraph_20_Font"/>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urier New" fo:font-family="'Courier New'" style:font-family-generic="roman" style:font-pitch="variable" fo:font-size="11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text-position="0% 100%"/>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text-position="0% 100%"/>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text-position="0% 100%"/>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Arial" fo:font-family="Arial" style:font-family-generic="roman" style:font-pitch="variable"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style style:name="ListLabel_20_32" style:display-name="ListLabel 32" style:family="text">
      <style:text-properties fo:color="#1155cc"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ListLabel_20_33" style:display-name="ListLabel 33" style:family="text">
      <style:text-properties fo:color="#1155cc" style:font-name="Arial" fo:font-family="Arial" style:font-family-generic="roman" style:font-pitch="variable" style:font-name-complex="Arial1"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Wingdings" style:font-name-asian="Wingdings2" style:font-name-complex="Wingdings2"/>
    </style:style>
    <style:page-layout style:name="Mpm1">
      <style:page-layout-properties fo:page-width="21.59cm" fo:page-height="27.94cm" style:num-format="1" style:print-orientation="portrait" fo:margin-top="2.49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Apuntes de Max<text:span text:style-name="MT1"></text:span>Dart<text:tab/><text:tab/><text:page-number text:select-page="current">18</text:page-number> de <text:s/><text:page-count style:num-format="1">2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6</meta:editing-cycles>
    <meta:creation-date>2018-03-16T19:49:00</meta:creation-date>
    <dc:date>2018-06-18T16:31:41.943000000</dc:date>
    <meta:editing-duration>PT2H53M23S</meta:editing-duration>
    <meta:generator>LibreOffice/6.0.4.2$Windows_X86_64 LibreOffice_project/9b0d9b32d5dcda91d2f1a96dc04c645c450872bf</meta:generator>
    <meta:document-statistic meta:table-count="1" meta:image-count="0" meta:object-count="0" meta:page-count="22" meta:paragraph-count="438" meta:word-count="2284" meta:character-count="14728" meta:non-whitespace-character-count="124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